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66.16mm"/>
    </style:style>
    <style:style style:name="co7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Comment utiliser cet outil ? </text:p>
          </table:table-cell>
        </table:table-row>
        <table:table-row table:style-name="ro1">
          <table:table-cell office:value-type="string" calcext:value-type="string">
            <text:p>Entrer les voeux des etudiants dans la feuille Voeux: Ils doivent être dans l'ordre croissant de préférence et autant de voeux que de projets</text:p>
          </table:table-cell>
        </table:table-row>
        <table:table-row table:style-name="ro1">
          <table:table-cell office:value-type="string" calcext:value-type="string">
            <text:p>Dans les feuilles </text:p>
          </table:table-cell>
        </table:table-row>
        <table:table-row table:style-name="ro1">
          <table:table-cell office:value-type="string" calcext:value-type="string">
            <text:p>Il faut ensuite se rendre dans les feuilles et etirer la formule placé dans ENTETE vers le BAS et la DROITE</text:p>
          </table:table-cell>
        </table:table-row>
      </table:table>
      <table:table table:name="Voeux" table:style-name="ta1" table:print="false"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ENTETE</text:p>
          </table:table-cell>
          <table:table-cell office:value-type="string" calcext:value-type="string">
            <text:p>Projet 1</text:p>
          </table:table-cell>
          <table:table-cell office:value-type="string" calcext:value-type="string">
            <text:p>Projet 2</text:p>
          </table:table-cell>
          <table:table-cell office:value-type="string" calcext:value-type="string">
            <text:p>Projet 3</text:p>
          </table:table-cell>
          <table:table-cell office:value-type="string" calcext:value-type="string">
            <text:p>Projet 4</text:p>
          </table:table-cell>
          <table:table-cell office:value-type="string" calcext:value-type="string">
            <text:p>Projet 5</text:p>
          </table:table-cell>
          <table:table-cell office:value-type="string" calcext:value-type="string">
            <text:p>Projet 6</text:p>
          </table:table-cell>
          <table:table-cell office:value-type="string" calcext:value-type="string">
            <text:p>Projet 7</text:p>
          </table:table-cell>
          <table:table-cell office:value-type="string" calcext:value-type="string">
            <text:p>Projet 8</text:p>
          </table:table-cell>
          <table:table-cell office:value-type="string" calcext:value-type="string">
            <text:p>Projet 9</text:p>
          </table:table-cell>
          <table:table-cell office:value-type="string" calcext:value-type="string">
            <text:p>Projet 10</text:p>
          </table:table-cell>
          <table:table-cell office:value-type="string" calcext:value-type="string">
            <text:p>Projet 11</text:p>
          </table:table-cell>
          <table:table-cell office:value-type="string" calcext:value-type="string">
            <text:p>Projet 12</text:p>
          </table:table-cell>
          <table:table-cell office:value-type="string" calcext:value-type="string">
            <text:p>Projet 13</text:p>
          </table:table-cell>
          <table:table-cell office:value-type="string" calcext:value-type="string">
            <text:p>Projet 14</text:p>
          </table:table-cell>
        </table:table-row>
        <table:table-row table:style-name="ro1">
          <table:table-cell office:value-type="string" calcext:value-type="string">
            <text:p>BEAU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LIEU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GOTOMAYOMBO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S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ÉHAUDAT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EIRA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OT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EGRAI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ELI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DU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NOS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ROTHE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TOIS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HIER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NEL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EBVR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H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LLARD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AL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UR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OCINICZAK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HIER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MOU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table table:name="Affectation" table:style-name="ta1" table:print="false"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table:formula="of:=[$Voeux.A1]" office:value-type="string" office:string-value="ENTETE" calcext:value-type="string">
            <text:p>ENTETE</text:p>
          </table:table-cell>
          <table:table-cell table:formula="of:=[$Voeux.B1]" office:value-type="string" office:string-value="Projet 1" calcext:value-type="string">
            <text:p>Projet 1</text:p>
          </table:table-cell>
          <table:table-cell table:formula="of:=[$Voeux.C1]" office:value-type="string" office:string-value="Projet 2" calcext:value-type="string">
            <text:p>Projet 2</text:p>
          </table:table-cell>
          <table:table-cell table:formula="of:=[$Voeux.D1]" office:value-type="string" office:string-value="Projet 3" calcext:value-type="string">
            <text:p>Projet 3</text:p>
          </table:table-cell>
          <table:table-cell table:formula="of:=[$Voeux.E1]" office:value-type="string" office:string-value="Projet 4" calcext:value-type="string">
            <text:p>Projet 4</text:p>
          </table:table-cell>
          <table:table-cell table:formula="of:=[$Voeux.F1]" office:value-type="string" office:string-value="Projet 5" calcext:value-type="string">
            <text:p>Projet 5</text:p>
          </table:table-cell>
          <table:table-cell table:formula="of:=[$Voeux.G1]" office:value-type="string" office:string-value="Projet 6" calcext:value-type="string">
            <text:p>Projet 6</text:p>
          </table:table-cell>
          <table:table-cell table:formula="of:=[$Voeux.H1]" office:value-type="string" office:string-value="Projet 7" calcext:value-type="string">
            <text:p>Projet 7</text:p>
          </table:table-cell>
          <table:table-cell table:formula="of:=[$Voeux.I1]" office:value-type="string" office:string-value="Projet 8" calcext:value-type="string">
            <text:p>Projet 8</text:p>
          </table:table-cell>
          <table:table-cell table:formula="of:=[$Voeux.J1]" office:value-type="string" office:string-value="Projet 9" calcext:value-type="string">
            <text:p>Projet 9</text:p>
          </table:table-cell>
          <table:table-cell table:formula="of:=[$Voeux.K1]" office:value-type="string" office:string-value="Projet 10" calcext:value-type="string">
            <text:p>Projet 10</text:p>
          </table:table-cell>
          <table:table-cell table:formula="of:=[$Voeux.L1]" office:value-type="string" office:string-value="Projet 11" calcext:value-type="string">
            <text:p>Projet 11</text:p>
          </table:table-cell>
          <table:table-cell table:formula="of:=[$Voeux.M1]" office:value-type="string" office:string-value="Projet 12" calcext:value-type="string">
            <text:p>Projet 12</text:p>
          </table:table-cell>
          <table:table-cell table:formula="of:=[$Voeux.N1]" office:value-type="string" office:string-value="Projet 13" calcext:value-type="string">
            <text:p>Projet 13</text:p>
          </table:table-cell>
          <table:table-cell table:formula="of:=[$Voeux.O1]" office:value-type="string" office:string-value="Projet 14" calcext:value-type="string">
            <text:p>Projet 14</text:p>
          </table:table-cell>
        </table:table-row>
        <table:table-row table:style-name="ro1">
          <table:table-cell table:formula="of:=[$Voeux.A2]" office:value-type="string" office:string-value="BEAU" calcext:value-type="string">
            <text:p>BE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$Voeux.A3]" office:value-type="string" office:string-value="BEAULIEU" calcext:value-type="string">
            <text:p>BEAULIE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4]" office:value-type="string" office:string-value="BENGOTOMAYOMBO" calcext:value-type="string">
            <text:p>BENGOTOMAYOMB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5]" office:value-type="string" office:string-value="BESSE" calcext:value-type="string">
            <text:p>BES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6]" office:value-type="string" office:string-value="BRÉHAUDAT" calcext:value-type="string">
            <text:p>BRÉHAUD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7]" office:value-type="string" office:string-value="CALDEIRA" calcext:value-type="string">
            <text:p>CALDEI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8]" office:value-type="string" office:string-value="CARDOT" calcext:value-type="string">
            <text:p>CAR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9]" office:value-type="string" office:string-value="CASSEGRAIN" calcext:value-type="string">
            <text:p>CASSEGRAI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$Voeux.A10]" office:value-type="string" office:string-value="CHAPELIN" calcext:value-type="string">
            <text:p>CHAPEL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11]" office:value-type="string" office:string-value="CORDUAN" calcext:value-type="string">
            <text:p>CORDU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12]" office:value-type="string" office:string-value="DESNOS" calcext:value-type="string">
            <text:p>DESN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13]" office:value-type="string" office:string-value="DOROTHEE" calcext:value-type="string">
            <text:p>DOROTH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14]" office:value-type="string" office:string-value="GANTOIS" calcext:value-type="string">
            <text:p>GANTO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$Voeux.A15]" office:value-type="string" office:string-value="GOUHIER" calcext:value-type="string">
            <text:p>GOUHI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$Voeux.A16]" office:value-type="string" office:string-value="JEANNE" calcext:value-type="string">
            <text:p>JEAN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$Voeux.A17]" office:value-type="string" office:string-value="LE NEL" calcext:value-type="string">
            <text:p>LE N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$Voeux.A18]" office:value-type="string" office:string-value="LEFEBVRE" calcext:value-type="string">
            <text:p>LEFEBV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$Voeux.A19]" office:value-type="string" office:string-value="LOCHE" calcext:value-type="string">
            <text:p>LOCH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$Voeux.A20]" office:value-type="string" office:string-value="MAILLARD" calcext:value-type="string">
            <text:p>MAILLA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$Voeux.A21]" office:value-type="string" office:string-value="MARTIAL" calcext:value-type="string">
            <text:p>MARTI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$Voeux.A22]" office:value-type="string" office:string-value="MAURICE" calcext:value-type="string">
            <text:p>MAURIC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$Voeux.A23]" office:value-type="string" office:string-value="ONUR" calcext:value-type="string">
            <text:p>ONU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Voeux.A24]" office:value-type="string" office:string-value="PLOCINICZAK" calcext:value-type="string">
            <text:p>PLOCINICZAK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$Voeux.A25]" office:value-type="string" office:string-value="POHIER" calcext:value-type="string">
            <text:p>POHI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$Voeux.A26]" office:value-type="string" office:string-value="RICHARD" calcext:value-type="string">
            <text:p>RICHAR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$Voeux.A27]" office:value-type="string" office:string-value="SIMMOU" calcext:value-type="string">
            <text:p>SIMMOU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$Voeux.A28]" office:value-type="string" office:string-value="THOMAS" calcext:value-type="string">
            <text:p>THOMA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ResIntermediaireProduitVoeuxAffectation" table:style-name="ta1" table:print="false"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table:formula="of:=[$Voeux.A1]" office:value-type="string" office:string-value="ENTETE" calcext:value-type="string">
            <text:p>ENTETE</text:p>
          </table:table-cell>
          <table:table-cell table:formula="of:=[$Voeux.B1]" office:value-type="string" office:string-value="Projet 1" calcext:value-type="string">
            <text:p>Projet 1</text:p>
          </table:table-cell>
          <table:table-cell table:formula="of:=[$Voeux.C1]" office:value-type="string" office:string-value="Projet 2" calcext:value-type="string">
            <text:p>Projet 2</text:p>
          </table:table-cell>
          <table:table-cell table:formula="of:=[$Voeux.D1]" office:value-type="string" office:string-value="Projet 3" calcext:value-type="string">
            <text:p>Projet 3</text:p>
          </table:table-cell>
          <table:table-cell table:formula="of:=[$Voeux.E1]" office:value-type="string" office:string-value="Projet 4" calcext:value-type="string">
            <text:p>Projet 4</text:p>
          </table:table-cell>
          <table:table-cell table:formula="of:=[$Voeux.F1]" office:value-type="string" office:string-value="Projet 5" calcext:value-type="string">
            <text:p>Projet 5</text:p>
          </table:table-cell>
          <table:table-cell table:formula="of:=[$Voeux.G1]" office:value-type="string" office:string-value="Projet 6" calcext:value-type="string">
            <text:p>Projet 6</text:p>
          </table:table-cell>
          <table:table-cell table:formula="of:=[$Voeux.H1]" office:value-type="string" office:string-value="Projet 7" calcext:value-type="string">
            <text:p>Projet 7</text:p>
          </table:table-cell>
          <table:table-cell table:formula="of:=[$Voeux.I1]" office:value-type="string" office:string-value="Projet 8" calcext:value-type="string">
            <text:p>Projet 8</text:p>
          </table:table-cell>
          <table:table-cell table:formula="of:=[$Voeux.J1]" office:value-type="string" office:string-value="Projet 9" calcext:value-type="string">
            <text:p>Projet 9</text:p>
          </table:table-cell>
          <table:table-cell table:formula="of:=[$Voeux.K1]" office:value-type="string" office:string-value="Projet 10" calcext:value-type="string">
            <text:p>Projet 10</text:p>
          </table:table-cell>
          <table:table-cell table:formula="of:=[$Voeux.L1]" office:value-type="string" office:string-value="Projet 11" calcext:value-type="string">
            <text:p>Projet 11</text:p>
          </table:table-cell>
          <table:table-cell table:formula="of:=[$Voeux.M1]" office:value-type="string" office:string-value="Projet 12" calcext:value-type="string">
            <text:p>Projet 12</text:p>
          </table:table-cell>
          <table:table-cell table:formula="of:=[$Voeux.N1]" office:value-type="string" office:string-value="Projet 13" calcext:value-type="string">
            <text:p>Projet 13</text:p>
          </table:table-cell>
          <table:table-cell table:formula="of:=[$Voeux.O1]" office:value-type="string" office:string-value="Projet 14" calcext:value-type="string">
            <text:p>Projet 14</text:p>
          </table:table-cell>
        </table:table-row>
        <table:table-row table:style-name="ro1">
          <table:table-cell table:formula="of:=[$Voeux.A2]" office:value-type="string" office:string-value="BEAU" calcext:value-type="string">
            <text:p>BEAU</text:p>
          </table:table-cell>
          <table:table-cell table:formula="of:=[$Voeux.B2]*[$Affectation.B2]" office:value-type="float" office:value="0" calcext:value-type="float">
            <text:p>0</text:p>
          </table:table-cell>
          <table:table-cell table:formula="of:=[$Voeux.C2]*[$Affectation.C2]" office:value-type="float" office:value="0" calcext:value-type="float">
            <text:p>0</text:p>
          </table:table-cell>
          <table:table-cell table:formula="of:=[$Voeux.D2]*[$Affectation.D2]" office:value-type="float" office:value="0" calcext:value-type="float">
            <text:p>0</text:p>
          </table:table-cell>
          <table:table-cell table:formula="of:=[$Voeux.E2]*[$Affectation.E2]" office:value-type="float" office:value="0" calcext:value-type="float">
            <text:p>0</text:p>
          </table:table-cell>
          <table:table-cell table:formula="of:=[$Voeux.F2]*[$Affectation.F2]" office:value-type="float" office:value="0" calcext:value-type="float">
            <text:p>0</text:p>
          </table:table-cell>
          <table:table-cell table:formula="of:=[$Voeux.G2]*[$Affectation.G2]" office:value-type="float" office:value="0" calcext:value-type="float">
            <text:p>0</text:p>
          </table:table-cell>
          <table:table-cell table:formula="of:=[$Voeux.H2]*[$Affectation.H2]" office:value-type="float" office:value="0" calcext:value-type="float">
            <text:p>0</text:p>
          </table:table-cell>
          <table:table-cell table:formula="of:=[$Voeux.I2]*[$Affectation.I2]" office:value-type="float" office:value="0" calcext:value-type="float">
            <text:p>0</text:p>
          </table:table-cell>
          <table:table-cell table:formula="of:=[$Voeux.J2]*[$Affectation.J2]" office:value-type="float" office:value="0" calcext:value-type="float">
            <text:p>0</text:p>
          </table:table-cell>
          <table:table-cell table:formula="of:=[$Voeux.K2]*[$Affectation.K2]" office:value-type="float" office:value="0" calcext:value-type="float">
            <text:p>0</text:p>
          </table:table-cell>
          <table:table-cell table:formula="of:=[$Voeux.L2]*[$Affectation.L2]" office:value-type="float" office:value="0" calcext:value-type="float">
            <text:p>0</text:p>
          </table:table-cell>
          <table:table-cell table:formula="of:=[$Voeux.M2]*[$Affectation.M2]" office:value-type="float" office:value="0" calcext:value-type="float">
            <text:p>0</text:p>
          </table:table-cell>
          <table:table-cell table:formula="of:=[$Voeux.N2]*[$Affectation.N2]" office:value-type="float" office:value="0" calcext:value-type="float">
            <text:p>0</text:p>
          </table:table-cell>
          <table:table-cell table:formula="of:=[$Voeux.O2]*[$Affectation.O2]" office:value-type="float" office:value="0" calcext:value-type="float">
            <text:p>0</text:p>
          </table:table-cell>
        </table:table-row>
        <table:table-row table:style-name="ro1">
          <table:table-cell table:formula="of:=[$Voeux.A3]" office:value-type="string" office:string-value="BEAULIEU" calcext:value-type="string">
            <text:p>BEAULIEU</text:p>
          </table:table-cell>
          <table:table-cell table:formula="of:=[$Voeux.B3]*[$Affectation.B3]" office:value-type="float" office:value="0" calcext:value-type="float">
            <text:p>0</text:p>
          </table:table-cell>
          <table:table-cell table:formula="of:=[$Voeux.C3]*[$Affectation.C3]" office:value-type="float" office:value="0" calcext:value-type="float">
            <text:p>0</text:p>
          </table:table-cell>
          <table:table-cell table:formula="of:=[$Voeux.D3]*[$Affectation.D3]" office:value-type="float" office:value="0" calcext:value-type="float">
            <text:p>0</text:p>
          </table:table-cell>
          <table:table-cell table:formula="of:=[$Voeux.E3]*[$Affectation.E3]" office:value-type="float" office:value="0" calcext:value-type="float">
            <text:p>0</text:p>
          </table:table-cell>
          <table:table-cell table:formula="of:=[$Voeux.F3]*[$Affectation.F3]" office:value-type="float" office:value="0" calcext:value-type="float">
            <text:p>0</text:p>
          </table:table-cell>
          <table:table-cell table:formula="of:=[$Voeux.G3]*[$Affectation.G3]" office:value-type="float" office:value="0" calcext:value-type="float">
            <text:p>0</text:p>
          </table:table-cell>
          <table:table-cell table:formula="of:=[$Voeux.H3]*[$Affectation.H3]" office:value-type="float" office:value="0" calcext:value-type="float">
            <text:p>0</text:p>
          </table:table-cell>
          <table:table-cell table:formula="of:=[$Voeux.I3]*[$Affectation.I3]" office:value-type="float" office:value="0" calcext:value-type="float">
            <text:p>0</text:p>
          </table:table-cell>
          <table:table-cell table:formula="of:=[$Voeux.J3]*[$Affectation.J3]" office:value-type="float" office:value="0" calcext:value-type="float">
            <text:p>0</text:p>
          </table:table-cell>
          <table:table-cell table:formula="of:=[$Voeux.K3]*[$Affectation.K3]" office:value-type="float" office:value="0" calcext:value-type="float">
            <text:p>0</text:p>
          </table:table-cell>
          <table:table-cell table:formula="of:=[$Voeux.L3]*[$Affectation.L3]" office:value-type="float" office:value="0" calcext:value-type="float">
            <text:p>0</text:p>
          </table:table-cell>
          <table:table-cell table:formula="of:=[$Voeux.M3]*[$Affectation.M3]" office:value-type="float" office:value="0" calcext:value-type="float">
            <text:p>0</text:p>
          </table:table-cell>
          <table:table-cell table:formula="of:=[$Voeux.N3]*[$Affectation.N3]" office:value-type="float" office:value="0" calcext:value-type="float">
            <text:p>0</text:p>
          </table:table-cell>
          <table:table-cell table:formula="of:=[$Voeux.O3]*[$Affectation.O3]" office:value-type="float" office:value="0" calcext:value-type="float">
            <text:p>0</text:p>
          </table:table-cell>
        </table:table-row>
        <table:table-row table:style-name="ro1">
          <table:table-cell table:formula="of:=[$Voeux.A4]" office:value-type="string" office:string-value="BENGOTOMAYOMBO" calcext:value-type="string">
            <text:p>BENGOTOMAYOMBO</text:p>
          </table:table-cell>
          <table:table-cell table:formula="of:=[$Voeux.B4]*[$Affectation.B4]" office:value-type="float" office:value="0" calcext:value-type="float">
            <text:p>0</text:p>
          </table:table-cell>
          <table:table-cell table:formula="of:=[$Voeux.C4]*[$Affectation.C4]" office:value-type="float" office:value="0" calcext:value-type="float">
            <text:p>0</text:p>
          </table:table-cell>
          <table:table-cell table:formula="of:=[$Voeux.D4]*[$Affectation.D4]" office:value-type="float" office:value="0" calcext:value-type="float">
            <text:p>0</text:p>
          </table:table-cell>
          <table:table-cell table:formula="of:=[$Voeux.E4]*[$Affectation.E4]" office:value-type="float" office:value="0" calcext:value-type="float">
            <text:p>0</text:p>
          </table:table-cell>
          <table:table-cell table:formula="of:=[$Voeux.F4]*[$Affectation.F4]" office:value-type="float" office:value="0" calcext:value-type="float">
            <text:p>0</text:p>
          </table:table-cell>
          <table:table-cell table:formula="of:=[$Voeux.G4]*[$Affectation.G4]" office:value-type="float" office:value="0" calcext:value-type="float">
            <text:p>0</text:p>
          </table:table-cell>
          <table:table-cell table:formula="of:=[$Voeux.H4]*[$Affectation.H4]" office:value-type="float" office:value="0" calcext:value-type="float">
            <text:p>0</text:p>
          </table:table-cell>
          <table:table-cell table:formula="of:=[$Voeux.I4]*[$Affectation.I4]" office:value-type="float" office:value="0" calcext:value-type="float">
            <text:p>0</text:p>
          </table:table-cell>
          <table:table-cell table:formula="of:=[$Voeux.J4]*[$Affectation.J4]" office:value-type="float" office:value="0" calcext:value-type="float">
            <text:p>0</text:p>
          </table:table-cell>
          <table:table-cell table:formula="of:=[$Voeux.K4]*[$Affectation.K4]" office:value-type="float" office:value="0" calcext:value-type="float">
            <text:p>0</text:p>
          </table:table-cell>
          <table:table-cell table:formula="of:=[$Voeux.L4]*[$Affectation.L4]" office:value-type="float" office:value="0" calcext:value-type="float">
            <text:p>0</text:p>
          </table:table-cell>
          <table:table-cell table:formula="of:=[$Voeux.M4]*[$Affectation.M4]" office:value-type="float" office:value="0" calcext:value-type="float">
            <text:p>0</text:p>
          </table:table-cell>
          <table:table-cell table:formula="of:=[$Voeux.N4]*[$Affectation.N4]" office:value-type="float" office:value="0" calcext:value-type="float">
            <text:p>0</text:p>
          </table:table-cell>
          <table:table-cell table:formula="of:=[$Voeux.O4]*[$Affectation.O4]" office:value-type="float" office:value="0" calcext:value-type="float">
            <text:p>0</text:p>
          </table:table-cell>
        </table:table-row>
        <table:table-row table:style-name="ro1">
          <table:table-cell table:formula="of:=[$Voeux.A5]" office:value-type="string" office:string-value="BESSE" calcext:value-type="string">
            <text:p>BESSE</text:p>
          </table:table-cell>
          <table:table-cell table:formula="of:=[$Voeux.B5]*[$Affectation.B5]" office:value-type="float" office:value="0" calcext:value-type="float">
            <text:p>0</text:p>
          </table:table-cell>
          <table:table-cell table:formula="of:=[$Voeux.C5]*[$Affectation.C5]" office:value-type="float" office:value="0" calcext:value-type="float">
            <text:p>0</text:p>
          </table:table-cell>
          <table:table-cell table:formula="of:=[$Voeux.D5]*[$Affectation.D5]" office:value-type="float" office:value="0" calcext:value-type="float">
            <text:p>0</text:p>
          </table:table-cell>
          <table:table-cell table:formula="of:=[$Voeux.E5]*[$Affectation.E5]" office:value-type="float" office:value="0" calcext:value-type="float">
            <text:p>0</text:p>
          </table:table-cell>
          <table:table-cell table:formula="of:=[$Voeux.F5]*[$Affectation.F5]" office:value-type="float" office:value="0" calcext:value-type="float">
            <text:p>0</text:p>
          </table:table-cell>
          <table:table-cell table:formula="of:=[$Voeux.G5]*[$Affectation.G5]" office:value-type="float" office:value="0" calcext:value-type="float">
            <text:p>0</text:p>
          </table:table-cell>
          <table:table-cell table:formula="of:=[$Voeux.H5]*[$Affectation.H5]" office:value-type="float" office:value="0" calcext:value-type="float">
            <text:p>0</text:p>
          </table:table-cell>
          <table:table-cell table:formula="of:=[$Voeux.I5]*[$Affectation.I5]" office:value-type="float" office:value="0" calcext:value-type="float">
            <text:p>0</text:p>
          </table:table-cell>
          <table:table-cell table:formula="of:=[$Voeux.J5]*[$Affectation.J5]" office:value-type="float" office:value="0" calcext:value-type="float">
            <text:p>0</text:p>
          </table:table-cell>
          <table:table-cell table:formula="of:=[$Voeux.K5]*[$Affectation.K5]" office:value-type="float" office:value="0" calcext:value-type="float">
            <text:p>0</text:p>
          </table:table-cell>
          <table:table-cell table:formula="of:=[$Voeux.L5]*[$Affectation.L5]" office:value-type="float" office:value="0" calcext:value-type="float">
            <text:p>0</text:p>
          </table:table-cell>
          <table:table-cell table:formula="of:=[$Voeux.M5]*[$Affectation.M5]" office:value-type="float" office:value="0" calcext:value-type="float">
            <text:p>0</text:p>
          </table:table-cell>
          <table:table-cell table:formula="of:=[$Voeux.N5]*[$Affectation.N5]" office:value-type="float" office:value="0" calcext:value-type="float">
            <text:p>0</text:p>
          </table:table-cell>
          <table:table-cell table:formula="of:=[$Voeux.O5]*[$Affectation.O5]" office:value-type="float" office:value="0" calcext:value-type="float">
            <text:p>0</text:p>
          </table:table-cell>
        </table:table-row>
        <table:table-row table:style-name="ro1">
          <table:table-cell table:formula="of:=[$Voeux.A6]" office:value-type="string" office:string-value="BRÉHAUDAT" calcext:value-type="string">
            <text:p>BRÉHAUDAT</text:p>
          </table:table-cell>
          <table:table-cell table:formula="of:=[$Voeux.B6]*[$Affectation.B6]" office:value-type="float" office:value="0" calcext:value-type="float">
            <text:p>0</text:p>
          </table:table-cell>
          <table:table-cell table:formula="of:=[$Voeux.C6]*[$Affectation.C6]" office:value-type="float" office:value="0" calcext:value-type="float">
            <text:p>0</text:p>
          </table:table-cell>
          <table:table-cell table:formula="of:=[$Voeux.D6]*[$Affectation.D6]" office:value-type="float" office:value="0" calcext:value-type="float">
            <text:p>0</text:p>
          </table:table-cell>
          <table:table-cell table:formula="of:=[$Voeux.E6]*[$Affectation.E6]" office:value-type="float" office:value="0" calcext:value-type="float">
            <text:p>0</text:p>
          </table:table-cell>
          <table:table-cell table:formula="of:=[$Voeux.F6]*[$Affectation.F6]" office:value-type="float" office:value="0" calcext:value-type="float">
            <text:p>0</text:p>
          </table:table-cell>
          <table:table-cell table:formula="of:=[$Voeux.G6]*[$Affectation.G6]" office:value-type="float" office:value="0" calcext:value-type="float">
            <text:p>0</text:p>
          </table:table-cell>
          <table:table-cell table:formula="of:=[$Voeux.H6]*[$Affectation.H6]" office:value-type="float" office:value="0" calcext:value-type="float">
            <text:p>0</text:p>
          </table:table-cell>
          <table:table-cell table:formula="of:=[$Voeux.I6]*[$Affectation.I6]" office:value-type="float" office:value="0" calcext:value-type="float">
            <text:p>0</text:p>
          </table:table-cell>
          <table:table-cell table:formula="of:=[$Voeux.J6]*[$Affectation.J6]" office:value-type="float" office:value="0" calcext:value-type="float">
            <text:p>0</text:p>
          </table:table-cell>
          <table:table-cell table:formula="of:=[$Voeux.K6]*[$Affectation.K6]" office:value-type="float" office:value="0" calcext:value-type="float">
            <text:p>0</text:p>
          </table:table-cell>
          <table:table-cell table:formula="of:=[$Voeux.L6]*[$Affectation.L6]" office:value-type="float" office:value="0" calcext:value-type="float">
            <text:p>0</text:p>
          </table:table-cell>
          <table:table-cell table:formula="of:=[$Voeux.M6]*[$Affectation.M6]" office:value-type="float" office:value="0" calcext:value-type="float">
            <text:p>0</text:p>
          </table:table-cell>
          <table:table-cell table:formula="of:=[$Voeux.N6]*[$Affectation.N6]" office:value-type="float" office:value="0" calcext:value-type="float">
            <text:p>0</text:p>
          </table:table-cell>
          <table:table-cell table:formula="of:=[$Voeux.O6]*[$Affectation.O6]" office:value-type="float" office:value="0" calcext:value-type="float">
            <text:p>0</text:p>
          </table:table-cell>
        </table:table-row>
        <table:table-row table:style-name="ro1">
          <table:table-cell table:formula="of:=[$Voeux.A7]" office:value-type="string" office:string-value="CALDEIRA" calcext:value-type="string">
            <text:p>CALDEIRA</text:p>
          </table:table-cell>
          <table:table-cell table:formula="of:=[$Voeux.B7]*[$Affectation.B7]" office:value-type="float" office:value="0" calcext:value-type="float">
            <text:p>0</text:p>
          </table:table-cell>
          <table:table-cell table:formula="of:=[$Voeux.C7]*[$Affectation.C7]" office:value-type="float" office:value="0" calcext:value-type="float">
            <text:p>0</text:p>
          </table:table-cell>
          <table:table-cell table:formula="of:=[$Voeux.D7]*[$Affectation.D7]" office:value-type="float" office:value="0" calcext:value-type="float">
            <text:p>0</text:p>
          </table:table-cell>
          <table:table-cell table:formula="of:=[$Voeux.E7]*[$Affectation.E7]" office:value-type="float" office:value="0" calcext:value-type="float">
            <text:p>0</text:p>
          </table:table-cell>
          <table:table-cell table:formula="of:=[$Voeux.F7]*[$Affectation.F7]" office:value-type="float" office:value="0" calcext:value-type="float">
            <text:p>0</text:p>
          </table:table-cell>
          <table:table-cell table:formula="of:=[$Voeux.G7]*[$Affectation.G7]" office:value-type="float" office:value="0" calcext:value-type="float">
            <text:p>0</text:p>
          </table:table-cell>
          <table:table-cell table:formula="of:=[$Voeux.H7]*[$Affectation.H7]" office:value-type="float" office:value="0" calcext:value-type="float">
            <text:p>0</text:p>
          </table:table-cell>
          <table:table-cell table:formula="of:=[$Voeux.I7]*[$Affectation.I7]" office:value-type="float" office:value="0" calcext:value-type="float">
            <text:p>0</text:p>
          </table:table-cell>
          <table:table-cell table:formula="of:=[$Voeux.J7]*[$Affectation.J7]" office:value-type="float" office:value="0" calcext:value-type="float">
            <text:p>0</text:p>
          </table:table-cell>
          <table:table-cell table:formula="of:=[$Voeux.K7]*[$Affectation.K7]" office:value-type="float" office:value="0" calcext:value-type="float">
            <text:p>0</text:p>
          </table:table-cell>
          <table:table-cell table:formula="of:=[$Voeux.L7]*[$Affectation.L7]" office:value-type="float" office:value="0" calcext:value-type="float">
            <text:p>0</text:p>
          </table:table-cell>
          <table:table-cell table:formula="of:=[$Voeux.M7]*[$Affectation.M7]" office:value-type="float" office:value="0" calcext:value-type="float">
            <text:p>0</text:p>
          </table:table-cell>
          <table:table-cell table:formula="of:=[$Voeux.N7]*[$Affectation.N7]" office:value-type="float" office:value="0" calcext:value-type="float">
            <text:p>0</text:p>
          </table:table-cell>
          <table:table-cell table:formula="of:=[$Voeux.O7]*[$Affectation.O7]" office:value-type="float" office:value="0" calcext:value-type="float">
            <text:p>0</text:p>
          </table:table-cell>
        </table:table-row>
        <table:table-row table:style-name="ro1">
          <table:table-cell table:formula="of:=[$Voeux.A8]" office:value-type="string" office:string-value="CARDOT" calcext:value-type="string">
            <text:p>CARDOT</text:p>
          </table:table-cell>
          <table:table-cell table:formula="of:=[$Voeux.B8]*[$Affectation.B8]" office:value-type="float" office:value="0" calcext:value-type="float">
            <text:p>0</text:p>
          </table:table-cell>
          <table:table-cell table:formula="of:=[$Voeux.C8]*[$Affectation.C8]" office:value-type="float" office:value="0" calcext:value-type="float">
            <text:p>0</text:p>
          </table:table-cell>
          <table:table-cell table:formula="of:=[$Voeux.D8]*[$Affectation.D8]" office:value-type="float" office:value="0" calcext:value-type="float">
            <text:p>0</text:p>
          </table:table-cell>
          <table:table-cell table:formula="of:=[$Voeux.E8]*[$Affectation.E8]" office:value-type="float" office:value="0" calcext:value-type="float">
            <text:p>0</text:p>
          </table:table-cell>
          <table:table-cell table:formula="of:=[$Voeux.F8]*[$Affectation.F8]" office:value-type="float" office:value="0" calcext:value-type="float">
            <text:p>0</text:p>
          </table:table-cell>
          <table:table-cell table:formula="of:=[$Voeux.G8]*[$Affectation.G8]" office:value-type="float" office:value="0" calcext:value-type="float">
            <text:p>0</text:p>
          </table:table-cell>
          <table:table-cell table:formula="of:=[$Voeux.H8]*[$Affectation.H8]" office:value-type="float" office:value="0" calcext:value-type="float">
            <text:p>0</text:p>
          </table:table-cell>
          <table:table-cell table:formula="of:=[$Voeux.I8]*[$Affectation.I8]" office:value-type="float" office:value="0" calcext:value-type="float">
            <text:p>0</text:p>
          </table:table-cell>
          <table:table-cell table:formula="of:=[$Voeux.J8]*[$Affectation.J8]" office:value-type="float" office:value="0" calcext:value-type="float">
            <text:p>0</text:p>
          </table:table-cell>
          <table:table-cell table:formula="of:=[$Voeux.K8]*[$Affectation.K8]" office:value-type="float" office:value="0" calcext:value-type="float">
            <text:p>0</text:p>
          </table:table-cell>
          <table:table-cell table:formula="of:=[$Voeux.L8]*[$Affectation.L8]" office:value-type="float" office:value="0" calcext:value-type="float">
            <text:p>0</text:p>
          </table:table-cell>
          <table:table-cell table:formula="of:=[$Voeux.M8]*[$Affectation.M8]" office:value-type="float" office:value="0" calcext:value-type="float">
            <text:p>0</text:p>
          </table:table-cell>
          <table:table-cell table:formula="of:=[$Voeux.N8]*[$Affectation.N8]" office:value-type="float" office:value="0" calcext:value-type="float">
            <text:p>0</text:p>
          </table:table-cell>
          <table:table-cell table:formula="of:=[$Voeux.O8]*[$Affectation.O8]" office:value-type="float" office:value="0" calcext:value-type="float">
            <text:p>0</text:p>
          </table:table-cell>
        </table:table-row>
        <table:table-row table:style-name="ro1">
          <table:table-cell table:formula="of:=[$Voeux.A9]" office:value-type="string" office:string-value="CASSEGRAIN" calcext:value-type="string">
            <text:p>CASSEGRAIN</text:p>
          </table:table-cell>
          <table:table-cell table:formula="of:=[$Voeux.B9]*[$Affectation.B9]" office:value-type="float" office:value="0" calcext:value-type="float">
            <text:p>0</text:p>
          </table:table-cell>
          <table:table-cell table:formula="of:=[$Voeux.C9]*[$Affectation.C9]" office:value-type="float" office:value="0" calcext:value-type="float">
            <text:p>0</text:p>
          </table:table-cell>
          <table:table-cell table:formula="of:=[$Voeux.D9]*[$Affectation.D9]" office:value-type="float" office:value="0" calcext:value-type="float">
            <text:p>0</text:p>
          </table:table-cell>
          <table:table-cell table:formula="of:=[$Voeux.E9]*[$Affectation.E9]" office:value-type="float" office:value="0" calcext:value-type="float">
            <text:p>0</text:p>
          </table:table-cell>
          <table:table-cell table:formula="of:=[$Voeux.F9]*[$Affectation.F9]" office:value-type="float" office:value="0" calcext:value-type="float">
            <text:p>0</text:p>
          </table:table-cell>
          <table:table-cell table:formula="of:=[$Voeux.G9]*[$Affectation.G9]" office:value-type="float" office:value="0" calcext:value-type="float">
            <text:p>0</text:p>
          </table:table-cell>
          <table:table-cell table:formula="of:=[$Voeux.H9]*[$Affectation.H9]" office:value-type="float" office:value="0" calcext:value-type="float">
            <text:p>0</text:p>
          </table:table-cell>
          <table:table-cell table:formula="of:=[$Voeux.I9]*[$Affectation.I9]" office:value-type="float" office:value="0" calcext:value-type="float">
            <text:p>0</text:p>
          </table:table-cell>
          <table:table-cell table:formula="of:=[$Voeux.J9]*[$Affectation.J9]" office:value-type="float" office:value="0" calcext:value-type="float">
            <text:p>0</text:p>
          </table:table-cell>
          <table:table-cell table:formula="of:=[$Voeux.K9]*[$Affectation.K9]" office:value-type="float" office:value="0" calcext:value-type="float">
            <text:p>0</text:p>
          </table:table-cell>
          <table:table-cell table:formula="of:=[$Voeux.L9]*[$Affectation.L9]" office:value-type="float" office:value="0" calcext:value-type="float">
            <text:p>0</text:p>
          </table:table-cell>
          <table:table-cell table:formula="of:=[$Voeux.M9]*[$Affectation.M9]" office:value-type="float" office:value="0" calcext:value-type="float">
            <text:p>0</text:p>
          </table:table-cell>
          <table:table-cell table:formula="of:=[$Voeux.N9]*[$Affectation.N9]" office:value-type="float" office:value="0" calcext:value-type="float">
            <text:p>0</text:p>
          </table:table-cell>
          <table:table-cell table:formula="of:=[$Voeux.O9]*[$Affectation.O9]" office:value-type="float" office:value="0" calcext:value-type="float">
            <text:p>0</text:p>
          </table:table-cell>
        </table:table-row>
        <table:table-row table:style-name="ro1">
          <table:table-cell table:formula="of:=[$Voeux.A10]" office:value-type="string" office:string-value="CHAPELIN" calcext:value-type="string">
            <text:p>CHAPELIN</text:p>
          </table:table-cell>
          <table:table-cell table:formula="of:=[$Voeux.B10]*[$Affectation.B10]" office:value-type="float" office:value="0" calcext:value-type="float">
            <text:p>0</text:p>
          </table:table-cell>
          <table:table-cell table:formula="of:=[$Voeux.C10]*[$Affectation.C10]" office:value-type="float" office:value="0" calcext:value-type="float">
            <text:p>0</text:p>
          </table:table-cell>
          <table:table-cell table:formula="of:=[$Voeux.D10]*[$Affectation.D10]" office:value-type="float" office:value="0" calcext:value-type="float">
            <text:p>0</text:p>
          </table:table-cell>
          <table:table-cell table:formula="of:=[$Voeux.E10]*[$Affectation.E10]" office:value-type="float" office:value="0" calcext:value-type="float">
            <text:p>0</text:p>
          </table:table-cell>
          <table:table-cell table:formula="of:=[$Voeux.F10]*[$Affectation.F10]" office:value-type="float" office:value="0" calcext:value-type="float">
            <text:p>0</text:p>
          </table:table-cell>
          <table:table-cell table:formula="of:=[$Voeux.G10]*[$Affectation.G10]" office:value-type="float" office:value="0" calcext:value-type="float">
            <text:p>0</text:p>
          </table:table-cell>
          <table:table-cell table:formula="of:=[$Voeux.H10]*[$Affectation.H10]" office:value-type="float" office:value="0" calcext:value-type="float">
            <text:p>0</text:p>
          </table:table-cell>
          <table:table-cell table:formula="of:=[$Voeux.I10]*[$Affectation.I10]" office:value-type="float" office:value="0" calcext:value-type="float">
            <text:p>0</text:p>
          </table:table-cell>
          <table:table-cell table:formula="of:=[$Voeux.J10]*[$Affectation.J10]" office:value-type="float" office:value="0" calcext:value-type="float">
            <text:p>0</text:p>
          </table:table-cell>
          <table:table-cell table:formula="of:=[$Voeux.K10]*[$Affectation.K10]" office:value-type="float" office:value="0" calcext:value-type="float">
            <text:p>0</text:p>
          </table:table-cell>
          <table:table-cell table:formula="of:=[$Voeux.L10]*[$Affectation.L10]" office:value-type="float" office:value="0" calcext:value-type="float">
            <text:p>0</text:p>
          </table:table-cell>
          <table:table-cell table:formula="of:=[$Voeux.M10]*[$Affectation.M10]" office:value-type="float" office:value="0" calcext:value-type="float">
            <text:p>0</text:p>
          </table:table-cell>
          <table:table-cell table:formula="of:=[$Voeux.N10]*[$Affectation.N10]" office:value-type="float" office:value="0" calcext:value-type="float">
            <text:p>0</text:p>
          </table:table-cell>
          <table:table-cell table:formula="of:=[$Voeux.O10]*[$Affectation.O10]" office:value-type="float" office:value="0" calcext:value-type="float">
            <text:p>0</text:p>
          </table:table-cell>
        </table:table-row>
        <table:table-row table:style-name="ro1">
          <table:table-cell table:formula="of:=[$Voeux.A11]" office:value-type="string" office:string-value="CORDUAN" calcext:value-type="string">
            <text:p>CORDUAN</text:p>
          </table:table-cell>
          <table:table-cell table:formula="of:=[$Voeux.B11]*[$Affectation.B11]" office:value-type="float" office:value="0" calcext:value-type="float">
            <text:p>0</text:p>
          </table:table-cell>
          <table:table-cell table:formula="of:=[$Voeux.C11]*[$Affectation.C11]" office:value-type="float" office:value="0" calcext:value-type="float">
            <text:p>0</text:p>
          </table:table-cell>
          <table:table-cell table:formula="of:=[$Voeux.D11]*[$Affectation.D11]" office:value-type="float" office:value="0" calcext:value-type="float">
            <text:p>0</text:p>
          </table:table-cell>
          <table:table-cell table:formula="of:=[$Voeux.E11]*[$Affectation.E11]" office:value-type="float" office:value="0" calcext:value-type="float">
            <text:p>0</text:p>
          </table:table-cell>
          <table:table-cell table:formula="of:=[$Voeux.F11]*[$Affectation.F11]" office:value-type="float" office:value="0" calcext:value-type="float">
            <text:p>0</text:p>
          </table:table-cell>
          <table:table-cell table:formula="of:=[$Voeux.G11]*[$Affectation.G11]" office:value-type="float" office:value="0" calcext:value-type="float">
            <text:p>0</text:p>
          </table:table-cell>
          <table:table-cell table:formula="of:=[$Voeux.H11]*[$Affectation.H11]" office:value-type="float" office:value="0" calcext:value-type="float">
            <text:p>0</text:p>
          </table:table-cell>
          <table:table-cell table:formula="of:=[$Voeux.I11]*[$Affectation.I11]" office:value-type="float" office:value="0" calcext:value-type="float">
            <text:p>0</text:p>
          </table:table-cell>
          <table:table-cell table:formula="of:=[$Voeux.J11]*[$Affectation.J11]" office:value-type="float" office:value="0" calcext:value-type="float">
            <text:p>0</text:p>
          </table:table-cell>
          <table:table-cell table:formula="of:=[$Voeux.K11]*[$Affectation.K11]" office:value-type="float" office:value="0" calcext:value-type="float">
            <text:p>0</text:p>
          </table:table-cell>
          <table:table-cell table:formula="of:=[$Voeux.L11]*[$Affectation.L11]" office:value-type="float" office:value="0" calcext:value-type="float">
            <text:p>0</text:p>
          </table:table-cell>
          <table:table-cell table:formula="of:=[$Voeux.M11]*[$Affectation.M11]" office:value-type="float" office:value="0" calcext:value-type="float">
            <text:p>0</text:p>
          </table:table-cell>
          <table:table-cell table:formula="of:=[$Voeux.N11]*[$Affectation.N11]" office:value-type="float" office:value="0" calcext:value-type="float">
            <text:p>0</text:p>
          </table:table-cell>
          <table:table-cell table:formula="of:=[$Voeux.O11]*[$Affectation.O11]" office:value-type="float" office:value="0" calcext:value-type="float">
            <text:p>0</text:p>
          </table:table-cell>
        </table:table-row>
        <table:table-row table:style-name="ro1">
          <table:table-cell table:formula="of:=[$Voeux.A12]" office:value-type="string" office:string-value="DESNOS" calcext:value-type="string">
            <text:p>DESNOS</text:p>
          </table:table-cell>
          <table:table-cell table:formula="of:=[$Voeux.B12]*[$Affectation.B12]" office:value-type="float" office:value="0" calcext:value-type="float">
            <text:p>0</text:p>
          </table:table-cell>
          <table:table-cell table:formula="of:=[$Voeux.C12]*[$Affectation.C12]" office:value-type="float" office:value="0" calcext:value-type="float">
            <text:p>0</text:p>
          </table:table-cell>
          <table:table-cell table:formula="of:=[$Voeux.D12]*[$Affectation.D12]" office:value-type="float" office:value="0" calcext:value-type="float">
            <text:p>0</text:p>
          </table:table-cell>
          <table:table-cell table:formula="of:=[$Voeux.E12]*[$Affectation.E12]" office:value-type="float" office:value="0" calcext:value-type="float">
            <text:p>0</text:p>
          </table:table-cell>
          <table:table-cell table:formula="of:=[$Voeux.F12]*[$Affectation.F12]" office:value-type="float" office:value="0" calcext:value-type="float">
            <text:p>0</text:p>
          </table:table-cell>
          <table:table-cell table:formula="of:=[$Voeux.G12]*[$Affectation.G12]" office:value-type="float" office:value="0" calcext:value-type="float">
            <text:p>0</text:p>
          </table:table-cell>
          <table:table-cell table:formula="of:=[$Voeux.H12]*[$Affectation.H12]" office:value-type="float" office:value="0" calcext:value-type="float">
            <text:p>0</text:p>
          </table:table-cell>
          <table:table-cell table:formula="of:=[$Voeux.I12]*[$Affectation.I12]" office:value-type="float" office:value="0" calcext:value-type="float">
            <text:p>0</text:p>
          </table:table-cell>
          <table:table-cell table:formula="of:=[$Voeux.J12]*[$Affectation.J12]" office:value-type="float" office:value="0" calcext:value-type="float">
            <text:p>0</text:p>
          </table:table-cell>
          <table:table-cell table:formula="of:=[$Voeux.K12]*[$Affectation.K12]" office:value-type="float" office:value="0" calcext:value-type="float">
            <text:p>0</text:p>
          </table:table-cell>
          <table:table-cell table:formula="of:=[$Voeux.L12]*[$Affectation.L12]" office:value-type="float" office:value="0" calcext:value-type="float">
            <text:p>0</text:p>
          </table:table-cell>
          <table:table-cell table:formula="of:=[$Voeux.M12]*[$Affectation.M12]" office:value-type="float" office:value="0" calcext:value-type="float">
            <text:p>0</text:p>
          </table:table-cell>
          <table:table-cell table:formula="of:=[$Voeux.N12]*[$Affectation.N12]" office:value-type="float" office:value="0" calcext:value-type="float">
            <text:p>0</text:p>
          </table:table-cell>
          <table:table-cell table:formula="of:=[$Voeux.O12]*[$Affectation.O12]" office:value-type="float" office:value="0" calcext:value-type="float">
            <text:p>0</text:p>
          </table:table-cell>
        </table:table-row>
        <table:table-row table:style-name="ro1">
          <table:table-cell table:formula="of:=[$Voeux.A13]" office:value-type="string" office:string-value="DOROTHEE" calcext:value-type="string">
            <text:p>DOROTHEE</text:p>
          </table:table-cell>
          <table:table-cell table:formula="of:=[$Voeux.B13]*[$Affectation.B13]" office:value-type="float" office:value="0" calcext:value-type="float">
            <text:p>0</text:p>
          </table:table-cell>
          <table:table-cell table:formula="of:=[$Voeux.C13]*[$Affectation.C13]" office:value-type="float" office:value="0" calcext:value-type="float">
            <text:p>0</text:p>
          </table:table-cell>
          <table:table-cell table:formula="of:=[$Voeux.D13]*[$Affectation.D13]" office:value-type="float" office:value="0" calcext:value-type="float">
            <text:p>0</text:p>
          </table:table-cell>
          <table:table-cell table:formula="of:=[$Voeux.E13]*[$Affectation.E13]" office:value-type="float" office:value="0" calcext:value-type="float">
            <text:p>0</text:p>
          </table:table-cell>
          <table:table-cell table:formula="of:=[$Voeux.F13]*[$Affectation.F13]" office:value-type="float" office:value="0" calcext:value-type="float">
            <text:p>0</text:p>
          </table:table-cell>
          <table:table-cell table:formula="of:=[$Voeux.G13]*[$Affectation.G13]" office:value-type="float" office:value="0" calcext:value-type="float">
            <text:p>0</text:p>
          </table:table-cell>
          <table:table-cell table:formula="of:=[$Voeux.H13]*[$Affectation.H13]" office:value-type="float" office:value="0" calcext:value-type="float">
            <text:p>0</text:p>
          </table:table-cell>
          <table:table-cell table:formula="of:=[$Voeux.I13]*[$Affectation.I13]" office:value-type="float" office:value="0" calcext:value-type="float">
            <text:p>0</text:p>
          </table:table-cell>
          <table:table-cell table:formula="of:=[$Voeux.J13]*[$Affectation.J13]" office:value-type="float" office:value="0" calcext:value-type="float">
            <text:p>0</text:p>
          </table:table-cell>
          <table:table-cell table:formula="of:=[$Voeux.K13]*[$Affectation.K13]" office:value-type="float" office:value="0" calcext:value-type="float">
            <text:p>0</text:p>
          </table:table-cell>
          <table:table-cell table:formula="of:=[$Voeux.L13]*[$Affectation.L13]" office:value-type="float" office:value="0" calcext:value-type="float">
            <text:p>0</text:p>
          </table:table-cell>
          <table:table-cell table:formula="of:=[$Voeux.M13]*[$Affectation.M13]" office:value-type="float" office:value="0" calcext:value-type="float">
            <text:p>0</text:p>
          </table:table-cell>
          <table:table-cell table:formula="of:=[$Voeux.N13]*[$Affectation.N13]" office:value-type="float" office:value="0" calcext:value-type="float">
            <text:p>0</text:p>
          </table:table-cell>
          <table:table-cell table:formula="of:=[$Voeux.O13]*[$Affectation.O13]" office:value-type="float" office:value="0" calcext:value-type="float">
            <text:p>0</text:p>
          </table:table-cell>
        </table:table-row>
        <table:table-row table:style-name="ro1">
          <table:table-cell table:formula="of:=[$Voeux.A14]" office:value-type="string" office:string-value="GANTOIS" calcext:value-type="string">
            <text:p>GANTOIS</text:p>
          </table:table-cell>
          <table:table-cell table:formula="of:=[$Voeux.B14]*[$Affectation.B14]" office:value-type="float" office:value="0" calcext:value-type="float">
            <text:p>0</text:p>
          </table:table-cell>
          <table:table-cell table:formula="of:=[$Voeux.C14]*[$Affectation.C14]" office:value-type="float" office:value="0" calcext:value-type="float">
            <text:p>0</text:p>
          </table:table-cell>
          <table:table-cell table:formula="of:=[$Voeux.D14]*[$Affectation.D14]" office:value-type="float" office:value="0" calcext:value-type="float">
            <text:p>0</text:p>
          </table:table-cell>
          <table:table-cell table:formula="of:=[$Voeux.E14]*[$Affectation.E14]" office:value-type="float" office:value="0" calcext:value-type="float">
            <text:p>0</text:p>
          </table:table-cell>
          <table:table-cell table:formula="of:=[$Voeux.F14]*[$Affectation.F14]" office:value-type="float" office:value="0" calcext:value-type="float">
            <text:p>0</text:p>
          </table:table-cell>
          <table:table-cell table:formula="of:=[$Voeux.G14]*[$Affectation.G14]" office:value-type="float" office:value="0" calcext:value-type="float">
            <text:p>0</text:p>
          </table:table-cell>
          <table:table-cell table:formula="of:=[$Voeux.H14]*[$Affectation.H14]" office:value-type="float" office:value="0" calcext:value-type="float">
            <text:p>0</text:p>
          </table:table-cell>
          <table:table-cell table:formula="of:=[$Voeux.I14]*[$Affectation.I14]" office:value-type="float" office:value="0" calcext:value-type="float">
            <text:p>0</text:p>
          </table:table-cell>
          <table:table-cell table:formula="of:=[$Voeux.J14]*[$Affectation.J14]" office:value-type="float" office:value="0" calcext:value-type="float">
            <text:p>0</text:p>
          </table:table-cell>
          <table:table-cell table:formula="of:=[$Voeux.K14]*[$Affectation.K14]" office:value-type="float" office:value="0" calcext:value-type="float">
            <text:p>0</text:p>
          </table:table-cell>
          <table:table-cell table:formula="of:=[$Voeux.L14]*[$Affectation.L14]" office:value-type="float" office:value="0" calcext:value-type="float">
            <text:p>0</text:p>
          </table:table-cell>
          <table:table-cell table:formula="of:=[$Voeux.M14]*[$Affectation.M14]" office:value-type="float" office:value="0" calcext:value-type="float">
            <text:p>0</text:p>
          </table:table-cell>
          <table:table-cell table:formula="of:=[$Voeux.N14]*[$Affectation.N14]" office:value-type="float" office:value="0" calcext:value-type="float">
            <text:p>0</text:p>
          </table:table-cell>
          <table:table-cell table:formula="of:=[$Voeux.O14]*[$Affectation.O14]" office:value-type="float" office:value="0" calcext:value-type="float">
            <text:p>0</text:p>
          </table:table-cell>
        </table:table-row>
        <table:table-row table:style-name="ro1">
          <table:table-cell table:formula="of:=[$Voeux.A15]" office:value-type="string" office:string-value="GOUHIER" calcext:value-type="string">
            <text:p>GOUHIER</text:p>
          </table:table-cell>
          <table:table-cell table:formula="of:=[$Voeux.B15]*[$Affectation.B15]" office:value-type="float" office:value="0" calcext:value-type="float">
            <text:p>0</text:p>
          </table:table-cell>
          <table:table-cell table:formula="of:=[$Voeux.C15]*[$Affectation.C15]" office:value-type="float" office:value="0" calcext:value-type="float">
            <text:p>0</text:p>
          </table:table-cell>
          <table:table-cell table:formula="of:=[$Voeux.D15]*[$Affectation.D15]" office:value-type="float" office:value="0" calcext:value-type="float">
            <text:p>0</text:p>
          </table:table-cell>
          <table:table-cell table:formula="of:=[$Voeux.E15]*[$Affectation.E15]" office:value-type="float" office:value="0" calcext:value-type="float">
            <text:p>0</text:p>
          </table:table-cell>
          <table:table-cell table:formula="of:=[$Voeux.F15]*[$Affectation.F15]" office:value-type="float" office:value="0" calcext:value-type="float">
            <text:p>0</text:p>
          </table:table-cell>
          <table:table-cell table:formula="of:=[$Voeux.G15]*[$Affectation.G15]" office:value-type="float" office:value="0" calcext:value-type="float">
            <text:p>0</text:p>
          </table:table-cell>
          <table:table-cell table:formula="of:=[$Voeux.H15]*[$Affectation.H15]" office:value-type="float" office:value="0" calcext:value-type="float">
            <text:p>0</text:p>
          </table:table-cell>
          <table:table-cell table:formula="of:=[$Voeux.I15]*[$Affectation.I15]" office:value-type="float" office:value="0" calcext:value-type="float">
            <text:p>0</text:p>
          </table:table-cell>
          <table:table-cell table:formula="of:=[$Voeux.J15]*[$Affectation.J15]" office:value-type="float" office:value="0" calcext:value-type="float">
            <text:p>0</text:p>
          </table:table-cell>
          <table:table-cell table:formula="of:=[$Voeux.K15]*[$Affectation.K15]" office:value-type="float" office:value="0" calcext:value-type="float">
            <text:p>0</text:p>
          </table:table-cell>
          <table:table-cell table:formula="of:=[$Voeux.L15]*[$Affectation.L15]" office:value-type="float" office:value="0" calcext:value-type="float">
            <text:p>0</text:p>
          </table:table-cell>
          <table:table-cell table:formula="of:=[$Voeux.M15]*[$Affectation.M15]" office:value-type="float" office:value="0" calcext:value-type="float">
            <text:p>0</text:p>
          </table:table-cell>
          <table:table-cell table:formula="of:=[$Voeux.N15]*[$Affectation.N15]" office:value-type="float" office:value="0" calcext:value-type="float">
            <text:p>0</text:p>
          </table:table-cell>
          <table:table-cell table:formula="of:=[$Voeux.O15]*[$Affectation.O15]" office:value-type="float" office:value="0" calcext:value-type="float">
            <text:p>0</text:p>
          </table:table-cell>
        </table:table-row>
        <table:table-row table:style-name="ro1">
          <table:table-cell table:formula="of:=[$Voeux.A16]" office:value-type="string" office:string-value="JEANNE" calcext:value-type="string">
            <text:p>JEANNE</text:p>
          </table:table-cell>
          <table:table-cell table:formula="of:=[$Voeux.B16]*[$Affectation.B16]" office:value-type="float" office:value="0" calcext:value-type="float">
            <text:p>0</text:p>
          </table:table-cell>
          <table:table-cell table:formula="of:=[$Voeux.C16]*[$Affectation.C16]" office:value-type="float" office:value="0" calcext:value-type="float">
            <text:p>0</text:p>
          </table:table-cell>
          <table:table-cell table:formula="of:=[$Voeux.D16]*[$Affectation.D16]" office:value-type="float" office:value="0" calcext:value-type="float">
            <text:p>0</text:p>
          </table:table-cell>
          <table:table-cell table:formula="of:=[$Voeux.E16]*[$Affectation.E16]" office:value-type="float" office:value="0" calcext:value-type="float">
            <text:p>0</text:p>
          </table:table-cell>
          <table:table-cell table:formula="of:=[$Voeux.F16]*[$Affectation.F16]" office:value-type="float" office:value="0" calcext:value-type="float">
            <text:p>0</text:p>
          </table:table-cell>
          <table:table-cell table:formula="of:=[$Voeux.G16]*[$Affectation.G16]" office:value-type="float" office:value="0" calcext:value-type="float">
            <text:p>0</text:p>
          </table:table-cell>
          <table:table-cell table:formula="of:=[$Voeux.H16]*[$Affectation.H16]" office:value-type="float" office:value="0" calcext:value-type="float">
            <text:p>0</text:p>
          </table:table-cell>
          <table:table-cell table:formula="of:=[$Voeux.I16]*[$Affectation.I16]" office:value-type="float" office:value="0" calcext:value-type="float">
            <text:p>0</text:p>
          </table:table-cell>
          <table:table-cell table:formula="of:=[$Voeux.J16]*[$Affectation.J16]" office:value-type="float" office:value="0" calcext:value-type="float">
            <text:p>0</text:p>
          </table:table-cell>
          <table:table-cell table:formula="of:=[$Voeux.K16]*[$Affectation.K16]" office:value-type="float" office:value="0" calcext:value-type="float">
            <text:p>0</text:p>
          </table:table-cell>
          <table:table-cell table:formula="of:=[$Voeux.L16]*[$Affectation.L16]" office:value-type="float" office:value="0" calcext:value-type="float">
            <text:p>0</text:p>
          </table:table-cell>
          <table:table-cell table:formula="of:=[$Voeux.M16]*[$Affectation.M16]" office:value-type="float" office:value="0" calcext:value-type="float">
            <text:p>0</text:p>
          </table:table-cell>
          <table:table-cell table:formula="of:=[$Voeux.N16]*[$Affectation.N16]" office:value-type="float" office:value="0" calcext:value-type="float">
            <text:p>0</text:p>
          </table:table-cell>
          <table:table-cell table:formula="of:=[$Voeux.O16]*[$Affectation.O16]" office:value-type="float" office:value="0" calcext:value-type="float">
            <text:p>0</text:p>
          </table:table-cell>
        </table:table-row>
        <table:table-row table:style-name="ro1">
          <table:table-cell table:formula="of:=[$Voeux.A17]" office:value-type="string" office:string-value="LE NEL" calcext:value-type="string">
            <text:p>LE NEL</text:p>
          </table:table-cell>
          <table:table-cell table:formula="of:=[$Voeux.B17]*[$Affectation.B17]" office:value-type="float" office:value="0" calcext:value-type="float">
            <text:p>0</text:p>
          </table:table-cell>
          <table:table-cell table:formula="of:=[$Voeux.C17]*[$Affectation.C17]" office:value-type="float" office:value="0" calcext:value-type="float">
            <text:p>0</text:p>
          </table:table-cell>
          <table:table-cell table:formula="of:=[$Voeux.D17]*[$Affectation.D17]" office:value-type="float" office:value="0" calcext:value-type="float">
            <text:p>0</text:p>
          </table:table-cell>
          <table:table-cell table:formula="of:=[$Voeux.E17]*[$Affectation.E17]" office:value-type="float" office:value="0" calcext:value-type="float">
            <text:p>0</text:p>
          </table:table-cell>
          <table:table-cell table:formula="of:=[$Voeux.F17]*[$Affectation.F17]" office:value-type="float" office:value="0" calcext:value-type="float">
            <text:p>0</text:p>
          </table:table-cell>
          <table:table-cell table:formula="of:=[$Voeux.G17]*[$Affectation.G17]" office:value-type="float" office:value="0" calcext:value-type="float">
            <text:p>0</text:p>
          </table:table-cell>
          <table:table-cell table:formula="of:=[$Voeux.H17]*[$Affectation.H17]" office:value-type="float" office:value="0" calcext:value-type="float">
            <text:p>0</text:p>
          </table:table-cell>
          <table:table-cell table:formula="of:=[$Voeux.I17]*[$Affectation.I17]" office:value-type="float" office:value="0" calcext:value-type="float">
            <text:p>0</text:p>
          </table:table-cell>
          <table:table-cell table:formula="of:=[$Voeux.J17]*[$Affectation.J17]" office:value-type="float" office:value="0" calcext:value-type="float">
            <text:p>0</text:p>
          </table:table-cell>
          <table:table-cell table:formula="of:=[$Voeux.K17]*[$Affectation.K17]" office:value-type="float" office:value="0" calcext:value-type="float">
            <text:p>0</text:p>
          </table:table-cell>
          <table:table-cell table:formula="of:=[$Voeux.L17]*[$Affectation.L17]" office:value-type="float" office:value="0" calcext:value-type="float">
            <text:p>0</text:p>
          </table:table-cell>
          <table:table-cell table:formula="of:=[$Voeux.M17]*[$Affectation.M17]" office:value-type="float" office:value="0" calcext:value-type="float">
            <text:p>0</text:p>
          </table:table-cell>
          <table:table-cell table:formula="of:=[$Voeux.N17]*[$Affectation.N17]" office:value-type="float" office:value="0" calcext:value-type="float">
            <text:p>0</text:p>
          </table:table-cell>
          <table:table-cell table:formula="of:=[$Voeux.O17]*[$Affectation.O17]" office:value-type="float" office:value="0" calcext:value-type="float">
            <text:p>0</text:p>
          </table:table-cell>
        </table:table-row>
        <table:table-row table:style-name="ro1">
          <table:table-cell table:formula="of:=[$Voeux.A18]" office:value-type="string" office:string-value="LEFEBVRE" calcext:value-type="string">
            <text:p>LEFEBVRE</text:p>
          </table:table-cell>
          <table:table-cell table:formula="of:=[$Voeux.B18]*[$Affectation.B18]" office:value-type="float" office:value="0" calcext:value-type="float">
            <text:p>0</text:p>
          </table:table-cell>
          <table:table-cell table:formula="of:=[$Voeux.C18]*[$Affectation.C18]" office:value-type="float" office:value="0" calcext:value-type="float">
            <text:p>0</text:p>
          </table:table-cell>
          <table:table-cell table:formula="of:=[$Voeux.D18]*[$Affectation.D18]" office:value-type="float" office:value="0" calcext:value-type="float">
            <text:p>0</text:p>
          </table:table-cell>
          <table:table-cell table:formula="of:=[$Voeux.E18]*[$Affectation.E18]" office:value-type="float" office:value="0" calcext:value-type="float">
            <text:p>0</text:p>
          </table:table-cell>
          <table:table-cell table:formula="of:=[$Voeux.F18]*[$Affectation.F18]" office:value-type="float" office:value="0" calcext:value-type="float">
            <text:p>0</text:p>
          </table:table-cell>
          <table:table-cell table:formula="of:=[$Voeux.G18]*[$Affectation.G18]" office:value-type="float" office:value="0" calcext:value-type="float">
            <text:p>0</text:p>
          </table:table-cell>
          <table:table-cell table:formula="of:=[$Voeux.H18]*[$Affectation.H18]" office:value-type="float" office:value="0" calcext:value-type="float">
            <text:p>0</text:p>
          </table:table-cell>
          <table:table-cell table:formula="of:=[$Voeux.I18]*[$Affectation.I18]" office:value-type="float" office:value="0" calcext:value-type="float">
            <text:p>0</text:p>
          </table:table-cell>
          <table:table-cell table:formula="of:=[$Voeux.J18]*[$Affectation.J18]" office:value-type="float" office:value="0" calcext:value-type="float">
            <text:p>0</text:p>
          </table:table-cell>
          <table:table-cell table:formula="of:=[$Voeux.K18]*[$Affectation.K18]" office:value-type="float" office:value="0" calcext:value-type="float">
            <text:p>0</text:p>
          </table:table-cell>
          <table:table-cell table:formula="of:=[$Voeux.L18]*[$Affectation.L18]" office:value-type="float" office:value="0" calcext:value-type="float">
            <text:p>0</text:p>
          </table:table-cell>
          <table:table-cell table:formula="of:=[$Voeux.M18]*[$Affectation.M18]" office:value-type="float" office:value="0" calcext:value-type="float">
            <text:p>0</text:p>
          </table:table-cell>
          <table:table-cell table:formula="of:=[$Voeux.N18]*[$Affectation.N18]" office:value-type="float" office:value="0" calcext:value-type="float">
            <text:p>0</text:p>
          </table:table-cell>
          <table:table-cell table:formula="of:=[$Voeux.O18]*[$Affectation.O18]" office:value-type="float" office:value="0" calcext:value-type="float">
            <text:p>0</text:p>
          </table:table-cell>
        </table:table-row>
        <table:table-row table:style-name="ro1">
          <table:table-cell table:formula="of:=[$Voeux.A19]" office:value-type="string" office:string-value="LOCHE" calcext:value-type="string">
            <text:p>LOCHE</text:p>
          </table:table-cell>
          <table:table-cell table:formula="of:=[$Voeux.B19]*[$Affectation.B19]" office:value-type="float" office:value="0" calcext:value-type="float">
            <text:p>0</text:p>
          </table:table-cell>
          <table:table-cell table:formula="of:=[$Voeux.C19]*[$Affectation.C19]" office:value-type="float" office:value="0" calcext:value-type="float">
            <text:p>0</text:p>
          </table:table-cell>
          <table:table-cell table:formula="of:=[$Voeux.D19]*[$Affectation.D19]" office:value-type="float" office:value="0" calcext:value-type="float">
            <text:p>0</text:p>
          </table:table-cell>
          <table:table-cell table:formula="of:=[$Voeux.E19]*[$Affectation.E19]" office:value-type="float" office:value="0" calcext:value-type="float">
            <text:p>0</text:p>
          </table:table-cell>
          <table:table-cell table:formula="of:=[$Voeux.F19]*[$Affectation.F19]" office:value-type="float" office:value="0" calcext:value-type="float">
            <text:p>0</text:p>
          </table:table-cell>
          <table:table-cell table:formula="of:=[$Voeux.G19]*[$Affectation.G19]" office:value-type="float" office:value="0" calcext:value-type="float">
            <text:p>0</text:p>
          </table:table-cell>
          <table:table-cell table:formula="of:=[$Voeux.H19]*[$Affectation.H19]" office:value-type="float" office:value="0" calcext:value-type="float">
            <text:p>0</text:p>
          </table:table-cell>
          <table:table-cell table:formula="of:=[$Voeux.I19]*[$Affectation.I19]" office:value-type="float" office:value="0" calcext:value-type="float">
            <text:p>0</text:p>
          </table:table-cell>
          <table:table-cell table:formula="of:=[$Voeux.J19]*[$Affectation.J19]" office:value-type="float" office:value="0" calcext:value-type="float">
            <text:p>0</text:p>
          </table:table-cell>
          <table:table-cell table:formula="of:=[$Voeux.K19]*[$Affectation.K19]" office:value-type="float" office:value="0" calcext:value-type="float">
            <text:p>0</text:p>
          </table:table-cell>
          <table:table-cell table:formula="of:=[$Voeux.L19]*[$Affectation.L19]" office:value-type="float" office:value="0" calcext:value-type="float">
            <text:p>0</text:p>
          </table:table-cell>
          <table:table-cell table:formula="of:=[$Voeux.M19]*[$Affectation.M19]" office:value-type="float" office:value="0" calcext:value-type="float">
            <text:p>0</text:p>
          </table:table-cell>
          <table:table-cell table:formula="of:=[$Voeux.N19]*[$Affectation.N19]" office:value-type="float" office:value="0" calcext:value-type="float">
            <text:p>0</text:p>
          </table:table-cell>
          <table:table-cell table:formula="of:=[$Voeux.O19]*[$Affectation.O19]" office:value-type="float" office:value="0" calcext:value-type="float">
            <text:p>0</text:p>
          </table:table-cell>
        </table:table-row>
        <table:table-row table:style-name="ro1">
          <table:table-cell table:formula="of:=[$Voeux.A20]" office:value-type="string" office:string-value="MAILLARD" calcext:value-type="string">
            <text:p>MAILLARD</text:p>
          </table:table-cell>
          <table:table-cell table:formula="of:=[$Voeux.B20]*[$Affectation.B20]" office:value-type="float" office:value="0" calcext:value-type="float">
            <text:p>0</text:p>
          </table:table-cell>
          <table:table-cell table:formula="of:=[$Voeux.C20]*[$Affectation.C20]" office:value-type="float" office:value="0" calcext:value-type="float">
            <text:p>0</text:p>
          </table:table-cell>
          <table:table-cell table:formula="of:=[$Voeux.D20]*[$Affectation.D20]" office:value-type="float" office:value="0" calcext:value-type="float">
            <text:p>0</text:p>
          </table:table-cell>
          <table:table-cell table:formula="of:=[$Voeux.E20]*[$Affectation.E20]" office:value-type="float" office:value="0" calcext:value-type="float">
            <text:p>0</text:p>
          </table:table-cell>
          <table:table-cell table:formula="of:=[$Voeux.F20]*[$Affectation.F20]" office:value-type="float" office:value="0" calcext:value-type="float">
            <text:p>0</text:p>
          </table:table-cell>
          <table:table-cell table:formula="of:=[$Voeux.G20]*[$Affectation.G20]" office:value-type="float" office:value="0" calcext:value-type="float">
            <text:p>0</text:p>
          </table:table-cell>
          <table:table-cell table:formula="of:=[$Voeux.H20]*[$Affectation.H20]" office:value-type="float" office:value="0" calcext:value-type="float">
            <text:p>0</text:p>
          </table:table-cell>
          <table:table-cell table:formula="of:=[$Voeux.I20]*[$Affectation.I20]" office:value-type="float" office:value="0" calcext:value-type="float">
            <text:p>0</text:p>
          </table:table-cell>
          <table:table-cell table:formula="of:=[$Voeux.J20]*[$Affectation.J20]" office:value-type="float" office:value="0" calcext:value-type="float">
            <text:p>0</text:p>
          </table:table-cell>
          <table:table-cell table:formula="of:=[$Voeux.K20]*[$Affectation.K20]" office:value-type="float" office:value="0" calcext:value-type="float">
            <text:p>0</text:p>
          </table:table-cell>
          <table:table-cell table:formula="of:=[$Voeux.L20]*[$Affectation.L20]" office:value-type="float" office:value="0" calcext:value-type="float">
            <text:p>0</text:p>
          </table:table-cell>
          <table:table-cell table:formula="of:=[$Voeux.M20]*[$Affectation.M20]" office:value-type="float" office:value="0" calcext:value-type="float">
            <text:p>0</text:p>
          </table:table-cell>
          <table:table-cell table:formula="of:=[$Voeux.N20]*[$Affectation.N20]" office:value-type="float" office:value="0" calcext:value-type="float">
            <text:p>0</text:p>
          </table:table-cell>
          <table:table-cell table:formula="of:=[$Voeux.O20]*[$Affectation.O20]" office:value-type="float" office:value="0" calcext:value-type="float">
            <text:p>0</text:p>
          </table:table-cell>
        </table:table-row>
        <table:table-row table:style-name="ro1">
          <table:table-cell table:formula="of:=[$Voeux.A21]" office:value-type="string" office:string-value="MARTIAL" calcext:value-type="string">
            <text:p>MARTIAL</text:p>
          </table:table-cell>
          <table:table-cell table:formula="of:=[$Voeux.B21]*[$Affectation.B21]" office:value-type="float" office:value="0" calcext:value-type="float">
            <text:p>0</text:p>
          </table:table-cell>
          <table:table-cell table:formula="of:=[$Voeux.C21]*[$Affectation.C21]" office:value-type="float" office:value="0" calcext:value-type="float">
            <text:p>0</text:p>
          </table:table-cell>
          <table:table-cell table:formula="of:=[$Voeux.D21]*[$Affectation.D21]" office:value-type="float" office:value="0" calcext:value-type="float">
            <text:p>0</text:p>
          </table:table-cell>
          <table:table-cell table:formula="of:=[$Voeux.E21]*[$Affectation.E21]" office:value-type="float" office:value="0" calcext:value-type="float">
            <text:p>0</text:p>
          </table:table-cell>
          <table:table-cell table:formula="of:=[$Voeux.F21]*[$Affectation.F21]" office:value-type="float" office:value="0" calcext:value-type="float">
            <text:p>0</text:p>
          </table:table-cell>
          <table:table-cell table:formula="of:=[$Voeux.G21]*[$Affectation.G21]" office:value-type="float" office:value="0" calcext:value-type="float">
            <text:p>0</text:p>
          </table:table-cell>
          <table:table-cell table:formula="of:=[$Voeux.H21]*[$Affectation.H21]" office:value-type="float" office:value="0" calcext:value-type="float">
            <text:p>0</text:p>
          </table:table-cell>
          <table:table-cell table:formula="of:=[$Voeux.I21]*[$Affectation.I21]" office:value-type="float" office:value="0" calcext:value-type="float">
            <text:p>0</text:p>
          </table:table-cell>
          <table:table-cell table:formula="of:=[$Voeux.J21]*[$Affectation.J21]" office:value-type="float" office:value="0" calcext:value-type="float">
            <text:p>0</text:p>
          </table:table-cell>
          <table:table-cell table:formula="of:=[$Voeux.K21]*[$Affectation.K21]" office:value-type="float" office:value="0" calcext:value-type="float">
            <text:p>0</text:p>
          </table:table-cell>
          <table:table-cell table:formula="of:=[$Voeux.L21]*[$Affectation.L21]" office:value-type="float" office:value="0" calcext:value-type="float">
            <text:p>0</text:p>
          </table:table-cell>
          <table:table-cell table:formula="of:=[$Voeux.M21]*[$Affectation.M21]" office:value-type="float" office:value="0" calcext:value-type="float">
            <text:p>0</text:p>
          </table:table-cell>
          <table:table-cell table:formula="of:=[$Voeux.N21]*[$Affectation.N21]" office:value-type="float" office:value="0" calcext:value-type="float">
            <text:p>0</text:p>
          </table:table-cell>
          <table:table-cell table:formula="of:=[$Voeux.O21]*[$Affectation.O21]" office:value-type="float" office:value="0" calcext:value-type="float">
            <text:p>0</text:p>
          </table:table-cell>
        </table:table-row>
        <table:table-row table:style-name="ro1">
          <table:table-cell table:formula="of:=[$Voeux.A22]" office:value-type="string" office:string-value="MAURICE" calcext:value-type="string">
            <text:p>MAURICE</text:p>
          </table:table-cell>
          <table:table-cell table:formula="of:=[$Voeux.B22]*[$Affectation.B22]" office:value-type="float" office:value="0" calcext:value-type="float">
            <text:p>0</text:p>
          </table:table-cell>
          <table:table-cell table:formula="of:=[$Voeux.C22]*[$Affectation.C22]" office:value-type="float" office:value="0" calcext:value-type="float">
            <text:p>0</text:p>
          </table:table-cell>
          <table:table-cell table:formula="of:=[$Voeux.D22]*[$Affectation.D22]" office:value-type="float" office:value="0" calcext:value-type="float">
            <text:p>0</text:p>
          </table:table-cell>
          <table:table-cell table:formula="of:=[$Voeux.E22]*[$Affectation.E22]" office:value-type="float" office:value="0" calcext:value-type="float">
            <text:p>0</text:p>
          </table:table-cell>
          <table:table-cell table:formula="of:=[$Voeux.F22]*[$Affectation.F22]" office:value-type="float" office:value="0" calcext:value-type="float">
            <text:p>0</text:p>
          </table:table-cell>
          <table:table-cell table:formula="of:=[$Voeux.G22]*[$Affectation.G22]" office:value-type="float" office:value="0" calcext:value-type="float">
            <text:p>0</text:p>
          </table:table-cell>
          <table:table-cell table:formula="of:=[$Voeux.H22]*[$Affectation.H22]" office:value-type="float" office:value="0" calcext:value-type="float">
            <text:p>0</text:p>
          </table:table-cell>
          <table:table-cell table:formula="of:=[$Voeux.I22]*[$Affectation.I22]" office:value-type="float" office:value="0" calcext:value-type="float">
            <text:p>0</text:p>
          </table:table-cell>
          <table:table-cell table:formula="of:=[$Voeux.J22]*[$Affectation.J22]" office:value-type="float" office:value="0" calcext:value-type="float">
            <text:p>0</text:p>
          </table:table-cell>
          <table:table-cell table:formula="of:=[$Voeux.K22]*[$Affectation.K22]" office:value-type="float" office:value="0" calcext:value-type="float">
            <text:p>0</text:p>
          </table:table-cell>
          <table:table-cell table:formula="of:=[$Voeux.L22]*[$Affectation.L22]" office:value-type="float" office:value="0" calcext:value-type="float">
            <text:p>0</text:p>
          </table:table-cell>
          <table:table-cell table:formula="of:=[$Voeux.M22]*[$Affectation.M22]" office:value-type="float" office:value="0" calcext:value-type="float">
            <text:p>0</text:p>
          </table:table-cell>
          <table:table-cell table:formula="of:=[$Voeux.N22]*[$Affectation.N22]" office:value-type="float" office:value="0" calcext:value-type="float">
            <text:p>0</text:p>
          </table:table-cell>
          <table:table-cell table:formula="of:=[$Voeux.O22]*[$Affectation.O22]" office:value-type="float" office:value="0" calcext:value-type="float">
            <text:p>0</text:p>
          </table:table-cell>
        </table:table-row>
        <table:table-row table:style-name="ro1">
          <table:table-cell table:formula="of:=[$Voeux.A23]" office:value-type="string" office:string-value="ONUR" calcext:value-type="string">
            <text:p>ONUR</text:p>
          </table:table-cell>
          <table:table-cell table:formula="of:=[$Voeux.B23]*[$Affectation.B23]" office:value-type="float" office:value="0" calcext:value-type="float">
            <text:p>0</text:p>
          </table:table-cell>
          <table:table-cell table:formula="of:=[$Voeux.C23]*[$Affectation.C23]" office:value-type="float" office:value="0" calcext:value-type="float">
            <text:p>0</text:p>
          </table:table-cell>
          <table:table-cell table:formula="of:=[$Voeux.D23]*[$Affectation.D23]" office:value-type="float" office:value="0" calcext:value-type="float">
            <text:p>0</text:p>
          </table:table-cell>
          <table:table-cell table:formula="of:=[$Voeux.E23]*[$Affectation.E23]" office:value-type="float" office:value="0" calcext:value-type="float">
            <text:p>0</text:p>
          </table:table-cell>
          <table:table-cell table:formula="of:=[$Voeux.F23]*[$Affectation.F23]" office:value-type="float" office:value="0" calcext:value-type="float">
            <text:p>0</text:p>
          </table:table-cell>
          <table:table-cell table:formula="of:=[$Voeux.G23]*[$Affectation.G23]" office:value-type="float" office:value="0" calcext:value-type="float">
            <text:p>0</text:p>
          </table:table-cell>
          <table:table-cell table:formula="of:=[$Voeux.H23]*[$Affectation.H23]" office:value-type="float" office:value="0" calcext:value-type="float">
            <text:p>0</text:p>
          </table:table-cell>
          <table:table-cell table:formula="of:=[$Voeux.I23]*[$Affectation.I23]" office:value-type="float" office:value="0" calcext:value-type="float">
            <text:p>0</text:p>
          </table:table-cell>
          <table:table-cell table:formula="of:=[$Voeux.J23]*[$Affectation.J23]" office:value-type="float" office:value="0" calcext:value-type="float">
            <text:p>0</text:p>
          </table:table-cell>
          <table:table-cell table:formula="of:=[$Voeux.K23]*[$Affectation.K23]" office:value-type="float" office:value="0" calcext:value-type="float">
            <text:p>0</text:p>
          </table:table-cell>
          <table:table-cell table:formula="of:=[$Voeux.L23]*[$Affectation.L23]" office:value-type="float" office:value="0" calcext:value-type="float">
            <text:p>0</text:p>
          </table:table-cell>
          <table:table-cell table:formula="of:=[$Voeux.M23]*[$Affectation.M23]" office:value-type="float" office:value="0" calcext:value-type="float">
            <text:p>0</text:p>
          </table:table-cell>
          <table:table-cell table:formula="of:=[$Voeux.N23]*[$Affectation.N23]" office:value-type="float" office:value="0" calcext:value-type="float">
            <text:p>0</text:p>
          </table:table-cell>
          <table:table-cell table:formula="of:=[$Voeux.O23]*[$Affectation.O23]" office:value-type="float" office:value="0" calcext:value-type="float">
            <text:p>0</text:p>
          </table:table-cell>
        </table:table-row>
        <table:table-row table:style-name="ro1">
          <table:table-cell table:formula="of:=[$Voeux.A24]" office:value-type="string" office:string-value="PLOCINICZAK" calcext:value-type="string">
            <text:p>PLOCINICZAK</text:p>
          </table:table-cell>
          <table:table-cell table:formula="of:=[$Voeux.B24]*[$Affectation.B24]" office:value-type="float" office:value="0" calcext:value-type="float">
            <text:p>0</text:p>
          </table:table-cell>
          <table:table-cell table:formula="of:=[$Voeux.C24]*[$Affectation.C24]" office:value-type="float" office:value="0" calcext:value-type="float">
            <text:p>0</text:p>
          </table:table-cell>
          <table:table-cell table:formula="of:=[$Voeux.D24]*[$Affectation.D24]" office:value-type="float" office:value="0" calcext:value-type="float">
            <text:p>0</text:p>
          </table:table-cell>
          <table:table-cell table:formula="of:=[$Voeux.E24]*[$Affectation.E24]" office:value-type="float" office:value="0" calcext:value-type="float">
            <text:p>0</text:p>
          </table:table-cell>
          <table:table-cell table:formula="of:=[$Voeux.F24]*[$Affectation.F24]" office:value-type="float" office:value="0" calcext:value-type="float">
            <text:p>0</text:p>
          </table:table-cell>
          <table:table-cell table:formula="of:=[$Voeux.G24]*[$Affectation.G24]" office:value-type="float" office:value="0" calcext:value-type="float">
            <text:p>0</text:p>
          </table:table-cell>
          <table:table-cell table:formula="of:=[$Voeux.H24]*[$Affectation.H24]" office:value-type="float" office:value="0" calcext:value-type="float">
            <text:p>0</text:p>
          </table:table-cell>
          <table:table-cell table:formula="of:=[$Voeux.I24]*[$Affectation.I24]" office:value-type="float" office:value="0" calcext:value-type="float">
            <text:p>0</text:p>
          </table:table-cell>
          <table:table-cell table:formula="of:=[$Voeux.J24]*[$Affectation.J24]" office:value-type="float" office:value="0" calcext:value-type="float">
            <text:p>0</text:p>
          </table:table-cell>
          <table:table-cell table:formula="of:=[$Voeux.K24]*[$Affectation.K24]" office:value-type="float" office:value="0" calcext:value-type="float">
            <text:p>0</text:p>
          </table:table-cell>
          <table:table-cell table:formula="of:=[$Voeux.L24]*[$Affectation.L24]" office:value-type="float" office:value="0" calcext:value-type="float">
            <text:p>0</text:p>
          </table:table-cell>
          <table:table-cell table:formula="of:=[$Voeux.M24]*[$Affectation.M24]" office:value-type="float" office:value="0" calcext:value-type="float">
            <text:p>0</text:p>
          </table:table-cell>
          <table:table-cell table:formula="of:=[$Voeux.N24]*[$Affectation.N24]" office:value-type="float" office:value="0" calcext:value-type="float">
            <text:p>0</text:p>
          </table:table-cell>
          <table:table-cell table:formula="of:=[$Voeux.O24]*[$Affectation.O24]" office:value-type="float" office:value="0" calcext:value-type="float">
            <text:p>0</text:p>
          </table:table-cell>
        </table:table-row>
        <table:table-row table:style-name="ro1">
          <table:table-cell table:formula="of:=[$Voeux.A25]" office:value-type="string" office:string-value="POHIER" calcext:value-type="string">
            <text:p>POHIER</text:p>
          </table:table-cell>
          <table:table-cell table:formula="of:=[$Voeux.B25]*[$Affectation.B25]" office:value-type="float" office:value="0" calcext:value-type="float">
            <text:p>0</text:p>
          </table:table-cell>
          <table:table-cell table:formula="of:=[$Voeux.C25]*[$Affectation.C25]" office:value-type="float" office:value="0" calcext:value-type="float">
            <text:p>0</text:p>
          </table:table-cell>
          <table:table-cell table:formula="of:=[$Voeux.D25]*[$Affectation.D25]" office:value-type="float" office:value="0" calcext:value-type="float">
            <text:p>0</text:p>
          </table:table-cell>
          <table:table-cell table:formula="of:=[$Voeux.E25]*[$Affectation.E25]" office:value-type="float" office:value="0" calcext:value-type="float">
            <text:p>0</text:p>
          </table:table-cell>
          <table:table-cell table:formula="of:=[$Voeux.F25]*[$Affectation.F25]" office:value-type="float" office:value="0" calcext:value-type="float">
            <text:p>0</text:p>
          </table:table-cell>
          <table:table-cell table:formula="of:=[$Voeux.G25]*[$Affectation.G25]" office:value-type="float" office:value="0" calcext:value-type="float">
            <text:p>0</text:p>
          </table:table-cell>
          <table:table-cell table:formula="of:=[$Voeux.H25]*[$Affectation.H25]" office:value-type="float" office:value="0" calcext:value-type="float">
            <text:p>0</text:p>
          </table:table-cell>
          <table:table-cell table:formula="of:=[$Voeux.I25]*[$Affectation.I25]" office:value-type="float" office:value="0" calcext:value-type="float">
            <text:p>0</text:p>
          </table:table-cell>
          <table:table-cell table:formula="of:=[$Voeux.J25]*[$Affectation.J25]" office:value-type="float" office:value="0" calcext:value-type="float">
            <text:p>0</text:p>
          </table:table-cell>
          <table:table-cell table:formula="of:=[$Voeux.K25]*[$Affectation.K25]" office:value-type="float" office:value="0" calcext:value-type="float">
            <text:p>0</text:p>
          </table:table-cell>
          <table:table-cell table:formula="of:=[$Voeux.L25]*[$Affectation.L25]" office:value-type="float" office:value="0" calcext:value-type="float">
            <text:p>0</text:p>
          </table:table-cell>
          <table:table-cell table:formula="of:=[$Voeux.M25]*[$Affectation.M25]" office:value-type="float" office:value="0" calcext:value-type="float">
            <text:p>0</text:p>
          </table:table-cell>
          <table:table-cell table:formula="of:=[$Voeux.N25]*[$Affectation.N25]" office:value-type="float" office:value="0" calcext:value-type="float">
            <text:p>0</text:p>
          </table:table-cell>
          <table:table-cell table:formula="of:=[$Voeux.O25]*[$Affectation.O25]" office:value-type="float" office:value="0" calcext:value-type="float">
            <text:p>0</text:p>
          </table:table-cell>
        </table:table-row>
        <table:table-row table:style-name="ro1">
          <table:table-cell table:formula="of:=[$Voeux.A26]" office:value-type="string" office:string-value="RICHARD" calcext:value-type="string">
            <text:p>RICHARD</text:p>
          </table:table-cell>
          <table:table-cell table:formula="of:=[$Voeux.B26]*[$Affectation.B26]" office:value-type="float" office:value="0" calcext:value-type="float">
            <text:p>0</text:p>
          </table:table-cell>
          <table:table-cell table:formula="of:=[$Voeux.C26]*[$Affectation.C26]" office:value-type="float" office:value="0" calcext:value-type="float">
            <text:p>0</text:p>
          </table:table-cell>
          <table:table-cell table:formula="of:=[$Voeux.D26]*[$Affectation.D26]" office:value-type="float" office:value="0" calcext:value-type="float">
            <text:p>0</text:p>
          </table:table-cell>
          <table:table-cell table:formula="of:=[$Voeux.E26]*[$Affectation.E26]" office:value-type="float" office:value="0" calcext:value-type="float">
            <text:p>0</text:p>
          </table:table-cell>
          <table:table-cell table:formula="of:=[$Voeux.F26]*[$Affectation.F26]" office:value-type="float" office:value="0" calcext:value-type="float">
            <text:p>0</text:p>
          </table:table-cell>
          <table:table-cell table:formula="of:=[$Voeux.G26]*[$Affectation.G26]" office:value-type="float" office:value="0" calcext:value-type="float">
            <text:p>0</text:p>
          </table:table-cell>
          <table:table-cell table:formula="of:=[$Voeux.H26]*[$Affectation.H26]" office:value-type="float" office:value="0" calcext:value-type="float">
            <text:p>0</text:p>
          </table:table-cell>
          <table:table-cell table:formula="of:=[$Voeux.I26]*[$Affectation.I26]" office:value-type="float" office:value="0" calcext:value-type="float">
            <text:p>0</text:p>
          </table:table-cell>
          <table:table-cell table:formula="of:=[$Voeux.J26]*[$Affectation.J26]" office:value-type="float" office:value="0" calcext:value-type="float">
            <text:p>0</text:p>
          </table:table-cell>
          <table:table-cell table:formula="of:=[$Voeux.K26]*[$Affectation.K26]" office:value-type="float" office:value="0" calcext:value-type="float">
            <text:p>0</text:p>
          </table:table-cell>
          <table:table-cell table:formula="of:=[$Voeux.L26]*[$Affectation.L26]" office:value-type="float" office:value="0" calcext:value-type="float">
            <text:p>0</text:p>
          </table:table-cell>
          <table:table-cell table:formula="of:=[$Voeux.M26]*[$Affectation.M26]" office:value-type="float" office:value="0" calcext:value-type="float">
            <text:p>0</text:p>
          </table:table-cell>
          <table:table-cell table:formula="of:=[$Voeux.N26]*[$Affectation.N26]" office:value-type="float" office:value="0" calcext:value-type="float">
            <text:p>0</text:p>
          </table:table-cell>
          <table:table-cell table:formula="of:=[$Voeux.O26]*[$Affectation.O26]" office:value-type="float" office:value="0" calcext:value-type="float">
            <text:p>0</text:p>
          </table:table-cell>
        </table:table-row>
        <table:table-row table:style-name="ro1">
          <table:table-cell table:formula="of:=[$Voeux.A27]" office:value-type="string" office:string-value="SIMMOU" calcext:value-type="string">
            <text:p>SIMMOU</text:p>
          </table:table-cell>
          <table:table-cell table:formula="of:=[$Voeux.B27]*[$Affectation.B27]" office:value-type="float" office:value="0" calcext:value-type="float">
            <text:p>0</text:p>
          </table:table-cell>
          <table:table-cell table:formula="of:=[$Voeux.C27]*[$Affectation.C27]" office:value-type="float" office:value="0" calcext:value-type="float">
            <text:p>0</text:p>
          </table:table-cell>
          <table:table-cell table:formula="of:=[$Voeux.D27]*[$Affectation.D27]" office:value-type="float" office:value="0" calcext:value-type="float">
            <text:p>0</text:p>
          </table:table-cell>
          <table:table-cell table:formula="of:=[$Voeux.E27]*[$Affectation.E27]" office:value-type="float" office:value="0" calcext:value-type="float">
            <text:p>0</text:p>
          </table:table-cell>
          <table:table-cell table:formula="of:=[$Voeux.F27]*[$Affectation.F27]" office:value-type="float" office:value="0" calcext:value-type="float">
            <text:p>0</text:p>
          </table:table-cell>
          <table:table-cell table:formula="of:=[$Voeux.G27]*[$Affectation.G27]" office:value-type="float" office:value="0" calcext:value-type="float">
            <text:p>0</text:p>
          </table:table-cell>
          <table:table-cell table:formula="of:=[$Voeux.H27]*[$Affectation.H27]" office:value-type="float" office:value="0" calcext:value-type="float">
            <text:p>0</text:p>
          </table:table-cell>
          <table:table-cell table:formula="of:=[$Voeux.I27]*[$Affectation.I27]" office:value-type="float" office:value="0" calcext:value-type="float">
            <text:p>0</text:p>
          </table:table-cell>
          <table:table-cell table:formula="of:=[$Voeux.J27]*[$Affectation.J27]" office:value-type="float" office:value="0" calcext:value-type="float">
            <text:p>0</text:p>
          </table:table-cell>
          <table:table-cell table:formula="of:=[$Voeux.K27]*[$Affectation.K27]" office:value-type="float" office:value="0" calcext:value-type="float">
            <text:p>0</text:p>
          </table:table-cell>
          <table:table-cell table:formula="of:=[$Voeux.L27]*[$Affectation.L27]" office:value-type="float" office:value="0" calcext:value-type="float">
            <text:p>0</text:p>
          </table:table-cell>
          <table:table-cell table:formula="of:=[$Voeux.M27]*[$Affectation.M27]" office:value-type="float" office:value="0" calcext:value-type="float">
            <text:p>0</text:p>
          </table:table-cell>
          <table:table-cell table:formula="of:=[$Voeux.N27]*[$Affectation.N27]" office:value-type="float" office:value="0" calcext:value-type="float">
            <text:p>0</text:p>
          </table:table-cell>
          <table:table-cell table:formula="of:=[$Voeux.O27]*[$Affectation.O27]" office:value-type="float" office:value="0" calcext:value-type="float">
            <text:p>0</text:p>
          </table:table-cell>
        </table:table-row>
        <table:table-row table:style-name="ro1">
          <table:table-cell table:formula="of:=[$Voeux.A28]" office:value-type="string" office:string-value="THOMAS" calcext:value-type="string">
            <text:p>THOMAS</text:p>
          </table:table-cell>
          <table:table-cell table:formula="of:=[$Voeux.B28]*[$Affectation.B28]" office:value-type="float" office:value="0" calcext:value-type="float">
            <text:p>0</text:p>
          </table:table-cell>
          <table:table-cell table:formula="of:=[$Voeux.C28]*[$Affectation.C28]" office:value-type="float" office:value="0" calcext:value-type="float">
            <text:p>0</text:p>
          </table:table-cell>
          <table:table-cell table:formula="of:=[$Voeux.D28]*[$Affectation.D28]" office:value-type="float" office:value="0" calcext:value-type="float">
            <text:p>0</text:p>
          </table:table-cell>
          <table:table-cell table:formula="of:=[$Voeux.E28]*[$Affectation.E28]" office:value-type="float" office:value="0" calcext:value-type="float">
            <text:p>0</text:p>
          </table:table-cell>
          <table:table-cell table:formula="of:=[$Voeux.F28]*[$Affectation.F28]" office:value-type="float" office:value="0" calcext:value-type="float">
            <text:p>0</text:p>
          </table:table-cell>
          <table:table-cell table:formula="of:=[$Voeux.G28]*[$Affectation.G28]" office:value-type="float" office:value="0" calcext:value-type="float">
            <text:p>0</text:p>
          </table:table-cell>
          <table:table-cell table:formula="of:=[$Voeux.H28]*[$Affectation.H28]" office:value-type="float" office:value="0" calcext:value-type="float">
            <text:p>0</text:p>
          </table:table-cell>
          <table:table-cell table:formula="of:=[$Voeux.I28]*[$Affectation.I28]" office:value-type="float" office:value="0" calcext:value-type="float">
            <text:p>0</text:p>
          </table:table-cell>
          <table:table-cell table:formula="of:=[$Voeux.J28]*[$Affectation.J28]" office:value-type="float" office:value="0" calcext:value-type="float">
            <text:p>0</text:p>
          </table:table-cell>
          <table:table-cell table:formula="of:=[$Voeux.K28]*[$Affectation.K28]" office:value-type="float" office:value="0" calcext:value-type="float">
            <text:p>0</text:p>
          </table:table-cell>
          <table:table-cell table:formula="of:=[$Voeux.L28]*[$Affectation.L28]" office:value-type="float" office:value="0" calcext:value-type="float">
            <text:p>0</text:p>
          </table:table-cell>
          <table:table-cell table:formula="of:=[$Voeux.M28]*[$Affectation.M28]" office:value-type="float" office:value="0" calcext:value-type="float">
            <text:p>0</text:p>
          </table:table-cell>
          <table:table-cell table:formula="of:=[$Voeux.N28]*[$Affectation.N28]" office:value-type="float" office:value="0" calcext:value-type="float">
            <text:p>0</text:p>
          </table:table-cell>
          <table:table-cell table:formula="of:=[$Voeux.O28]*[$Affectation.O28]" office:value-type="float" office:value="0" calcext:value-type="float">
            <text:p>0</text:p>
          </table:table-cell>
        </table:table-row>
      </table:table>
      <table:table table:name="ContrainteSommeProjetEtudiant" table:style-name="ta1">
        <table:table-column table:style-name="co2" table:number-columns-repeated="2" table:default-cell-style-name="Default"/>
        <table:table-row table:style-name="ro1">
          <table:table-cell table:formula="of:=[$Voeux.A1]" office:value-type="string" office:string-value="ENTETE" calcext:value-type="string">
            <text:p>ENTETE</text:p>
          </table:table-cell>
          <table:table-cell/>
        </table:table-row>
        <table:table-row table:style-name="ro1">
          <table:table-cell table:formula="of:=[$Voeux.A2]" office:value-type="string" office:string-value="BEAU" calcext:value-type="string">
            <text:p>BEAU</text:p>
          </table:table-cell>
          <table:table-cell table:formula="of:=SUM([$Affectation.B2:$Affectation.H2])" office:value-type="float" office:value="1" calcext:value-type="float">
            <text:p>1</text:p>
          </table:table-cell>
        </table:table-row>
        <table:table-row table:style-name="ro1">
          <table:table-cell table:formula="of:=[$Voeux.A3]" office:value-type="string" office:string-value="BEAULIEU" calcext:value-type="string">
            <text:p>BEAULIEU</text:p>
          </table:table-cell>
          <table:table-cell table:formula="of:=SUM([$Affectation.B3:$Affectation.H3])" office:value-type="float" office:value="1" calcext:value-type="float">
            <text:p>1</text:p>
          </table:table-cell>
        </table:table-row>
        <table:table-row table:style-name="ro1">
          <table:table-cell table:formula="of:=[$Voeux.A4]" office:value-type="string" office:string-value="BENGOTOMAYOMBO" calcext:value-type="string">
            <text:p>BENGOTOMAYOMBO</text:p>
          </table:table-cell>
          <table:table-cell table:formula="of:=SUM([$Affectation.B4:$Affectation.H4])" office:value-type="float" office:value="1" calcext:value-type="float">
            <text:p>1</text:p>
          </table:table-cell>
        </table:table-row>
        <table:table-row table:style-name="ro1">
          <table:table-cell table:formula="of:=[$Voeux.A5]" office:value-type="string" office:string-value="BESSE" calcext:value-type="string">
            <text:p>BESSE</text:p>
          </table:table-cell>
          <table:table-cell table:formula="of:=SUM([$Affectation.B5:$Affectation.H5])" office:value-type="float" office:value="1" calcext:value-type="float">
            <text:p>1</text:p>
          </table:table-cell>
        </table:table-row>
        <table:table-row table:style-name="ro1">
          <table:table-cell table:formula="of:=[$Voeux.A6]" office:value-type="string" office:string-value="BRÉHAUDAT" calcext:value-type="string">
            <text:p>BRÉHAUDAT</text:p>
          </table:table-cell>
          <table:table-cell table:formula="of:=SUM([$Affectation.B6:$Affectation.H6])" office:value-type="float" office:value="1" calcext:value-type="float">
            <text:p>1</text:p>
          </table:table-cell>
        </table:table-row>
        <table:table-row table:style-name="ro1">
          <table:table-cell table:formula="of:=[$Voeux.A7]" office:value-type="string" office:string-value="CALDEIRA" calcext:value-type="string">
            <text:p>CALDEIRA</text:p>
          </table:table-cell>
          <table:table-cell table:formula="of:=SUM([$Affectation.B7:$Affectation.H7])" office:value-type="float" office:value="1" calcext:value-type="float">
            <text:p>1</text:p>
          </table:table-cell>
        </table:table-row>
        <table:table-row table:style-name="ro1">
          <table:table-cell table:formula="of:=[$Voeux.A8]" office:value-type="string" office:string-value="CARDOT" calcext:value-type="string">
            <text:p>CARDOT</text:p>
          </table:table-cell>
          <table:table-cell table:formula="of:=SUM([$Affectation.B8:$Affectation.H8])" office:value-type="float" office:value="1" calcext:value-type="float">
            <text:p>1</text:p>
          </table:table-cell>
        </table:table-row>
        <table:table-row table:style-name="ro1">
          <table:table-cell table:formula="of:=[$Voeux.A9]" office:value-type="string" office:string-value="CASSEGRAIN" calcext:value-type="string">
            <text:p>CASSEGRAIN</text:p>
          </table:table-cell>
          <table:table-cell table:formula="of:=SUM([$Affectation.B9:$Affectation.H9])" office:value-type="float" office:value="1" calcext:value-type="float">
            <text:p>1</text:p>
          </table:table-cell>
        </table:table-row>
        <table:table-row table:style-name="ro1">
          <table:table-cell table:formula="of:=[$Voeux.A10]" office:value-type="string" office:string-value="CHAPELIN" calcext:value-type="string">
            <text:p>CHAPELIN</text:p>
          </table:table-cell>
          <table:table-cell table:formula="of:=SUM([$Affectation.B10:$Affectation.H10])" office:value-type="float" office:value="1" calcext:value-type="float">
            <text:p>1</text:p>
          </table:table-cell>
        </table:table-row>
        <table:table-row table:style-name="ro1">
          <table:table-cell table:formula="of:=[$Voeux.A11]" office:value-type="string" office:string-value="CORDUAN" calcext:value-type="string">
            <text:p>CORDUAN</text:p>
          </table:table-cell>
          <table:table-cell table:formula="of:=SUM([$Affectation.B11:$Affectation.H11])" office:value-type="float" office:value="1" calcext:value-type="float">
            <text:p>1</text:p>
          </table:table-cell>
        </table:table-row>
        <table:table-row table:style-name="ro1">
          <table:table-cell table:formula="of:=[$Voeux.A12]" office:value-type="string" office:string-value="DESNOS" calcext:value-type="string">
            <text:p>DESNOS</text:p>
          </table:table-cell>
          <table:table-cell table:formula="of:=SUM([$Affectation.B12:$Affectation.H12])" office:value-type="float" office:value="1" calcext:value-type="float">
            <text:p>1</text:p>
          </table:table-cell>
        </table:table-row>
        <table:table-row table:style-name="ro1">
          <table:table-cell table:formula="of:=[$Voeux.A13]" office:value-type="string" office:string-value="DOROTHEE" calcext:value-type="string">
            <text:p>DOROTHEE</text:p>
          </table:table-cell>
          <table:table-cell table:formula="of:=SUM([$Affectation.B13:$Affectation.H13])" office:value-type="float" office:value="1" calcext:value-type="float">
            <text:p>1</text:p>
          </table:table-cell>
        </table:table-row>
        <table:table-row table:style-name="ro1">
          <table:table-cell table:formula="of:=[$Voeux.A14]" office:value-type="string" office:string-value="GANTOIS" calcext:value-type="string">
            <text:p>GANTOIS</text:p>
          </table:table-cell>
          <table:table-cell table:formula="of:=SUM([$Affectation.B14:$Affectation.H14])" office:value-type="float" office:value="1" calcext:value-type="float">
            <text:p>1</text:p>
          </table:table-cell>
        </table:table-row>
        <table:table-row table:style-name="ro1">
          <table:table-cell table:formula="of:=[$Voeux.A15]" office:value-type="string" office:string-value="GOUHIER" calcext:value-type="string">
            <text:p>GOUHIER</text:p>
          </table:table-cell>
          <table:table-cell table:formula="of:=SUM([$Affectation.B15:$Affectation.H15])" office:value-type="float" office:value="8" calcext:value-type="float">
            <text:p>8</text:p>
          </table:table-cell>
        </table:table-row>
        <table:table-row table:style-name="ro1">
          <table:table-cell table:formula="of:=[$Voeux.A16]" office:value-type="string" office:string-value="JEANNE" calcext:value-type="string">
            <text:p>JEANNE</text:p>
          </table:table-cell>
          <table:table-cell table:formula="of:=SUM([$Affectation.B16:$Affectation.H16])" office:value-type="float" office:value="15" calcext:value-type="float">
            <text:p>15</text:p>
          </table:table-cell>
        </table:table-row>
        <table:table-row table:style-name="ro1">
          <table:table-cell table:formula="of:=[$Voeux.A17]" office:value-type="string" office:string-value="LE NEL" calcext:value-type="string">
            <text:p>LE NEL</text:p>
          </table:table-cell>
          <table:table-cell table:formula="of:=SUM([$Affectation.B17:$Affectation.H17])" office:value-type="float" office:value="22" calcext:value-type="float">
            <text:p>22</text:p>
          </table:table-cell>
        </table:table-row>
        <table:table-row table:style-name="ro1">
          <table:table-cell table:formula="of:=[$Voeux.A18]" office:value-type="string" office:string-value="LEFEBVRE" calcext:value-type="string">
            <text:p>LEFEBVRE</text:p>
          </table:table-cell>
          <table:table-cell table:formula="of:=SUM([$Affectation.B18:$Affectation.H18])" office:value-type="float" office:value="29" calcext:value-type="float">
            <text:p>29</text:p>
          </table:table-cell>
        </table:table-row>
        <table:table-row table:style-name="ro1">
          <table:table-cell table:formula="of:=[$Voeux.A19]" office:value-type="string" office:string-value="LOCHE" calcext:value-type="string">
            <text:p>LOCHE</text:p>
          </table:table-cell>
          <table:table-cell table:formula="of:=SUM([$Affectation.B19:$Affectation.H19])" office:value-type="float" office:value="36" calcext:value-type="float">
            <text:p>36</text:p>
          </table:table-cell>
        </table:table-row>
        <table:table-row table:style-name="ro1">
          <table:table-cell table:formula="of:=[$Voeux.A20]" office:value-type="string" office:string-value="MAILLARD" calcext:value-type="string">
            <text:p>MAILLARD</text:p>
          </table:table-cell>
          <table:table-cell table:formula="of:=SUM([$Affectation.B20:$Affectation.H20])" office:value-type="float" office:value="43" calcext:value-type="float">
            <text:p>43</text:p>
          </table:table-cell>
        </table:table-row>
        <table:table-row table:style-name="ro1">
          <table:table-cell table:formula="of:=[$Voeux.A21]" office:value-type="string" office:string-value="MARTIAL" calcext:value-type="string">
            <text:p>MARTIAL</text:p>
          </table:table-cell>
          <table:table-cell table:formula="of:=SUM([$Affectation.B21:$Affectation.H21])" office:value-type="float" office:value="50" calcext:value-type="float">
            <text:p>50</text:p>
          </table:table-cell>
        </table:table-row>
        <table:table-row table:style-name="ro1">
          <table:table-cell table:formula="of:=[$Voeux.A22]" office:value-type="string" office:string-value="MAURICE" calcext:value-type="string">
            <text:p>MAURICE</text:p>
          </table:table-cell>
          <table:table-cell table:formula="of:=SUM([$Affectation.B22:$Affectation.H22])" office:value-type="float" office:value="57" calcext:value-type="float">
            <text:p>57</text:p>
          </table:table-cell>
        </table:table-row>
        <table:table-row table:style-name="ro1">
          <table:table-cell table:formula="of:=[$Voeux.A23]" office:value-type="string" office:string-value="ONUR" calcext:value-type="string">
            <text:p>ONUR</text:p>
          </table:table-cell>
          <table:table-cell table:formula="of:=SUM([$Affectation.B23:$Affectation.H23])" office:value-type="float" office:value="64" calcext:value-type="float">
            <text:p>64</text:p>
          </table:table-cell>
        </table:table-row>
        <table:table-row table:style-name="ro1">
          <table:table-cell table:formula="of:=[$Voeux.A24]" office:value-type="string" office:string-value="PLOCINICZAK" calcext:value-type="string">
            <text:p>PLOCINICZAK</text:p>
          </table:table-cell>
          <table:table-cell table:formula="of:=SUM([$Affectation.B24:$Affectation.H24])" office:value-type="float" office:value="71" calcext:value-type="float">
            <text:p>71</text:p>
          </table:table-cell>
        </table:table-row>
        <table:table-row table:style-name="ro1">
          <table:table-cell table:formula="of:=[$Voeux.A25]" office:value-type="string" office:string-value="POHIER" calcext:value-type="string">
            <text:p>POHIER</text:p>
          </table:table-cell>
          <table:table-cell table:formula="of:=SUM([$Affectation.B25:$Affectation.H25])" office:value-type="float" office:value="78" calcext:value-type="float">
            <text:p>78</text:p>
          </table:table-cell>
        </table:table-row>
        <table:table-row table:style-name="ro1">
          <table:table-cell table:formula="of:=[$Voeux.A26]" office:value-type="string" office:string-value="RICHARD" calcext:value-type="string">
            <text:p>RICHARD</text:p>
          </table:table-cell>
          <table:table-cell table:formula="of:=SUM([$Affectation.B26:$Affectation.H26])" office:value-type="float" office:value="85" calcext:value-type="float">
            <text:p>85</text:p>
          </table:table-cell>
        </table:table-row>
        <table:table-row table:style-name="ro1">
          <table:table-cell table:formula="of:=[$Voeux.A27]" office:value-type="string" office:string-value="SIMMOU" calcext:value-type="string">
            <text:p>SIMMOU</text:p>
          </table:table-cell>
          <table:table-cell table:formula="of:=SUM([$Affectation.B27:$Affectation.H27])" office:value-type="float" office:value="92" calcext:value-type="float">
            <text:p>92</text:p>
          </table:table-cell>
        </table:table-row>
        <table:table-row table:style-name="ro1">
          <table:table-cell table:formula="of:=[$Voeux.A28]" office:value-type="string" office:string-value="THOMAS" calcext:value-type="string">
            <text:p>THOMAS</text:p>
          </table:table-cell>
          <table:table-cell table:formula="of:=SUM([$Affectation.B28:$Affectation.H28])" office:value-type="float" office:value="99" calcext:value-type="float">
            <text:p>99</text:p>
          </table:table-cell>
        </table:table-row>
      </table:table>
      <table:table table:name="ContrainteVoeuxMiniEtudiant" table:style-name="ta1">
        <table:table-column table:style-name="co2" table:number-columns-repeated="2" table:default-cell-style-name="Default"/>
        <table:table-row table:style-name="ro1">
          <table:table-cell table:formula="of:=[$Voeux.A1]" office:value-type="string" office:string-value="ENTETE" calcext:value-type="string">
            <text:p>ENTETE</text:p>
          </table:table-cell>
          <table:table-cell/>
        </table:table-row>
        <table:table-row table:style-name="ro1">
          <table:table-cell table:formula="of:=[$Voeux.A2]" office:value-type="string" office:string-value="BEAU" calcext:value-type="string">
            <text:p>BEAU</text:p>
          </table:table-cell>
          <table:table-cell table:formula="of:=SUM([$ResIntermediaireProduitVoeuxAffectation.B2:$ResIntermediaireProduitVoeuxAffectation.H2])" office:value-type="float" office:value="0" calcext:value-type="float">
            <text:p>0</text:p>
          </table:table-cell>
        </table:table-row>
        <table:table-row table:style-name="ro1">
          <table:table-cell table:formula="of:=[$Voeux.A3]" office:value-type="string" office:string-value="BEAULIEU" calcext:value-type="string">
            <text:p>BEAULIEU</text:p>
          </table:table-cell>
          <table:table-cell table:formula="of:=SUM([$ResIntermediaireProduitVoeuxAffectation.B3:$ResIntermediaireProduitVoeuxAffectation.H3])" office:value-type="float" office:value="0" calcext:value-type="float">
            <text:p>0</text:p>
          </table:table-cell>
        </table:table-row>
        <table:table-row table:style-name="ro1">
          <table:table-cell table:formula="of:=[$Voeux.A4]" office:value-type="string" office:string-value="BENGOTOMAYOMBO" calcext:value-type="string">
            <text:p>BENGOTOMAYOMBO</text:p>
          </table:table-cell>
          <table:table-cell table:formula="of:=SUM([$ResIntermediaireProduitVoeuxAffectation.B4:$ResIntermediaireProduitVoeuxAffectation.H4])" office:value-type="float" office:value="0" calcext:value-type="float">
            <text:p>0</text:p>
          </table:table-cell>
        </table:table-row>
        <table:table-row table:style-name="ro1">
          <table:table-cell table:formula="of:=[$Voeux.A5]" office:value-type="string" office:string-value="BESSE" calcext:value-type="string">
            <text:p>BESSE</text:p>
          </table:table-cell>
          <table:table-cell table:formula="of:=SUM([$ResIntermediaireProduitVoeuxAffectation.B5:$ResIntermediaireProduitVoeuxAffectation.H5])" office:value-type="float" office:value="0" calcext:value-type="float">
            <text:p>0</text:p>
          </table:table-cell>
        </table:table-row>
        <table:table-row table:style-name="ro1">
          <table:table-cell table:formula="of:=[$Voeux.A6]" office:value-type="string" office:string-value="BRÉHAUDAT" calcext:value-type="string">
            <text:p>BRÉHAUDAT</text:p>
          </table:table-cell>
          <table:table-cell table:formula="of:=SUM([$ResIntermediaireProduitVoeuxAffectation.B6:$ResIntermediaireProduitVoeuxAffectation.H6])" office:value-type="float" office:value="0" calcext:value-type="float">
            <text:p>0</text:p>
          </table:table-cell>
        </table:table-row>
        <table:table-row table:style-name="ro1">
          <table:table-cell table:formula="of:=[$Voeux.A7]" office:value-type="string" office:string-value="CALDEIRA" calcext:value-type="string">
            <text:p>CALDEIRA</text:p>
          </table:table-cell>
          <table:table-cell table:formula="of:=SUM([$ResIntermediaireProduitVoeuxAffectation.B7:$ResIntermediaireProduitVoeuxAffectation.H7])" office:value-type="float" office:value="0" calcext:value-type="float">
            <text:p>0</text:p>
          </table:table-cell>
        </table:table-row>
        <table:table-row table:style-name="ro1">
          <table:table-cell table:formula="of:=[$Voeux.A8]" office:value-type="string" office:string-value="CARDOT" calcext:value-type="string">
            <text:p>CARDOT</text:p>
          </table:table-cell>
          <table:table-cell table:formula="of:=SUM([$ResIntermediaireProduitVoeuxAffectation.B8:$ResIntermediaireProduitVoeuxAffectation.H8])" office:value-type="float" office:value="0" calcext:value-type="float">
            <text:p>0</text:p>
          </table:table-cell>
        </table:table-row>
        <table:table-row table:style-name="ro1">
          <table:table-cell table:formula="of:=[$Voeux.A9]" office:value-type="string" office:string-value="CASSEGRAIN" calcext:value-type="string">
            <text:p>CASSEGRAIN</text:p>
          </table:table-cell>
          <table:table-cell table:formula="of:=SUM([$ResIntermediaireProduitVoeuxAffectation.B9:$ResIntermediaireProduitVoeuxAffectation.H9])" office:value-type="float" office:value="0" calcext:value-type="float">
            <text:p>0</text:p>
          </table:table-cell>
        </table:table-row>
        <table:table-row table:style-name="ro1">
          <table:table-cell table:formula="of:=[$Voeux.A10]" office:value-type="string" office:string-value="CHAPELIN" calcext:value-type="string">
            <text:p>CHAPELIN</text:p>
          </table:table-cell>
          <table:table-cell table:formula="of:=SUM([$ResIntermediaireProduitVoeuxAffectation.B10:$ResIntermediaireProduitVoeuxAffectation.H10])" office:value-type="float" office:value="0" calcext:value-type="float">
            <text:p>0</text:p>
          </table:table-cell>
        </table:table-row>
        <table:table-row table:style-name="ro1">
          <table:table-cell table:formula="of:=[$Voeux.A11]" office:value-type="string" office:string-value="CORDUAN" calcext:value-type="string">
            <text:p>CORDUAN</text:p>
          </table:table-cell>
          <table:table-cell table:formula="of:=SUM([$ResIntermediaireProduitVoeuxAffectation.B11:$ResIntermediaireProduitVoeuxAffectation.H11])" office:value-type="float" office:value="0" calcext:value-type="float">
            <text:p>0</text:p>
          </table:table-cell>
        </table:table-row>
        <table:table-row table:style-name="ro1">
          <table:table-cell table:formula="of:=[$Voeux.A12]" office:value-type="string" office:string-value="DESNOS" calcext:value-type="string">
            <text:p>DESNOS</text:p>
          </table:table-cell>
          <table:table-cell table:formula="of:=SUM([$ResIntermediaireProduitVoeuxAffectation.B12:$ResIntermediaireProduitVoeuxAffectation.H12])" office:value-type="float" office:value="0" calcext:value-type="float">
            <text:p>0</text:p>
          </table:table-cell>
        </table:table-row>
        <table:table-row table:style-name="ro1">
          <table:table-cell table:formula="of:=[$Voeux.A13]" office:value-type="string" office:string-value="DOROTHEE" calcext:value-type="string">
            <text:p>DOROTHEE</text:p>
          </table:table-cell>
          <table:table-cell table:formula="of:=SUM([$ResIntermediaireProduitVoeuxAffectation.B13:$ResIntermediaireProduitVoeuxAffectation.H13])" office:value-type="float" office:value="0" calcext:value-type="float">
            <text:p>0</text:p>
          </table:table-cell>
        </table:table-row>
        <table:table-row table:style-name="ro1">
          <table:table-cell table:formula="of:=[$Voeux.A14]" office:value-type="string" office:string-value="GANTOIS" calcext:value-type="string">
            <text:p>GANTOIS</text:p>
          </table:table-cell>
          <table:table-cell table:formula="of:=SUM([$ResIntermediaireProduitVoeuxAffectation.B14:$ResIntermediaireProduitVoeuxAffectation.H14])" office:value-type="float" office:value="0" calcext:value-type="float">
            <text:p>0</text:p>
          </table:table-cell>
        </table:table-row>
        <table:table-row table:style-name="ro1">
          <table:table-cell table:formula="of:=[$Voeux.A15]" office:value-type="string" office:string-value="GOUHIER" calcext:value-type="string">
            <text:p>GOUHIER</text:p>
          </table:table-cell>
          <table:table-cell table:formula="of:=SUM([$ResIntermediaireProduitVoeuxAffectation.B15:$ResIntermediaireProduitVoeuxAffectation.H15])" office:value-type="float" office:value="0" calcext:value-type="float">
            <text:p>0</text:p>
          </table:table-cell>
        </table:table-row>
        <table:table-row table:style-name="ro1">
          <table:table-cell table:formula="of:=[$Voeux.A16]" office:value-type="string" office:string-value="JEANNE" calcext:value-type="string">
            <text:p>JEANNE</text:p>
          </table:table-cell>
          <table:table-cell table:formula="of:=SUM([$ResIntermediaireProduitVoeuxAffectation.B16:$ResIntermediaireProduitVoeuxAffectation.H16])" office:value-type="float" office:value="0" calcext:value-type="float">
            <text:p>0</text:p>
          </table:table-cell>
        </table:table-row>
        <table:table-row table:style-name="ro1">
          <table:table-cell table:formula="of:=[$Voeux.A17]" office:value-type="string" office:string-value="LE NEL" calcext:value-type="string">
            <text:p>LE NEL</text:p>
          </table:table-cell>
          <table:table-cell table:formula="of:=SUM([$ResIntermediaireProduitVoeuxAffectation.B17:$ResIntermediaireProduitVoeuxAffectation.H17])" office:value-type="float" office:value="0" calcext:value-type="float">
            <text:p>0</text:p>
          </table:table-cell>
        </table:table-row>
        <table:table-row table:style-name="ro1">
          <table:table-cell table:formula="of:=[$Voeux.A18]" office:value-type="string" office:string-value="LEFEBVRE" calcext:value-type="string">
            <text:p>LEFEBVRE</text:p>
          </table:table-cell>
          <table:table-cell table:formula="of:=SUM([$ResIntermediaireProduitVoeuxAffectation.B18:$ResIntermediaireProduitVoeuxAffectation.H18])" office:value-type="float" office:value="0" calcext:value-type="float">
            <text:p>0</text:p>
          </table:table-cell>
        </table:table-row>
        <table:table-row table:style-name="ro1">
          <table:table-cell table:formula="of:=[$Voeux.A19]" office:value-type="string" office:string-value="LOCHE" calcext:value-type="string">
            <text:p>LOCHE</text:p>
          </table:table-cell>
          <table:table-cell table:formula="of:=SUM([$ResIntermediaireProduitVoeuxAffectation.B19:$ResIntermediaireProduitVoeuxAffectation.H19])" office:value-type="float" office:value="0" calcext:value-type="float">
            <text:p>0</text:p>
          </table:table-cell>
        </table:table-row>
        <table:table-row table:style-name="ro1">
          <table:table-cell table:formula="of:=[$Voeux.A20]" office:value-type="string" office:string-value="MAILLARD" calcext:value-type="string">
            <text:p>MAILLARD</text:p>
          </table:table-cell>
          <table:table-cell table:formula="of:=SUM([$ResIntermediaireProduitVoeuxAffectation.B20:$ResIntermediaireProduitVoeuxAffectation.H20])" office:value-type="float" office:value="0" calcext:value-type="float">
            <text:p>0</text:p>
          </table:table-cell>
        </table:table-row>
        <table:table-row table:style-name="ro1">
          <table:table-cell table:formula="of:=[$Voeux.A21]" office:value-type="string" office:string-value="MARTIAL" calcext:value-type="string">
            <text:p>MARTIAL</text:p>
          </table:table-cell>
          <table:table-cell table:formula="of:=SUM([$ResIntermediaireProduitVoeuxAffectation.B21:$ResIntermediaireProduitVoeuxAffectation.H21])" office:value-type="float" office:value="0" calcext:value-type="float">
            <text:p>0</text:p>
          </table:table-cell>
        </table:table-row>
        <table:table-row table:style-name="ro1">
          <table:table-cell table:formula="of:=[$Voeux.A22]" office:value-type="string" office:string-value="MAURICE" calcext:value-type="string">
            <text:p>MAURICE</text:p>
          </table:table-cell>
          <table:table-cell table:formula="of:=SUM([$ResIntermediaireProduitVoeuxAffectation.B22:$ResIntermediaireProduitVoeuxAffectation.H22])" office:value-type="float" office:value="0" calcext:value-type="float">
            <text:p>0</text:p>
          </table:table-cell>
        </table:table-row>
        <table:table-row table:style-name="ro1">
          <table:table-cell table:formula="of:=[$Voeux.A23]" office:value-type="string" office:string-value="ONUR" calcext:value-type="string">
            <text:p>ONUR</text:p>
          </table:table-cell>
          <table:table-cell table:formula="of:=SUM([$ResIntermediaireProduitVoeuxAffectation.B23:$ResIntermediaireProduitVoeuxAffectation.H23])" office:value-type="float" office:value="0" calcext:value-type="float">
            <text:p>0</text:p>
          </table:table-cell>
        </table:table-row>
        <table:table-row table:style-name="ro1">
          <table:table-cell table:formula="of:=[$Voeux.A24]" office:value-type="string" office:string-value="PLOCINICZAK" calcext:value-type="string">
            <text:p>PLOCINICZAK</text:p>
          </table:table-cell>
          <table:table-cell table:formula="of:=SUM([$ResIntermediaireProduitVoeuxAffectation.B24:$ResIntermediaireProduitVoeuxAffectation.H24])" office:value-type="float" office:value="0" calcext:value-type="float">
            <text:p>0</text:p>
          </table:table-cell>
        </table:table-row>
        <table:table-row table:style-name="ro1">
          <table:table-cell table:formula="of:=[$Voeux.A25]" office:value-type="string" office:string-value="POHIER" calcext:value-type="string">
            <text:p>POHIER</text:p>
          </table:table-cell>
          <table:table-cell table:formula="of:=SUM([$ResIntermediaireProduitVoeuxAffectation.B25:$ResIntermediaireProduitVoeuxAffectation.H25])" office:value-type="float" office:value="0" calcext:value-type="float">
            <text:p>0</text:p>
          </table:table-cell>
        </table:table-row>
        <table:table-row table:style-name="ro1">
          <table:table-cell table:formula="of:=[$Voeux.A26]" office:value-type="string" office:string-value="RICHARD" calcext:value-type="string">
            <text:p>RICHARD</text:p>
          </table:table-cell>
          <table:table-cell table:formula="of:=SUM([$ResIntermediaireProduitVoeuxAffectation.B26:$ResIntermediaireProduitVoeuxAffectation.H26])" office:value-type="float" office:value="0" calcext:value-type="float">
            <text:p>0</text:p>
          </table:table-cell>
        </table:table-row>
        <table:table-row table:style-name="ro1">
          <table:table-cell table:formula="of:=[$Voeux.A27]" office:value-type="string" office:string-value="SIMMOU" calcext:value-type="string">
            <text:p>SIMMOU</text:p>
          </table:table-cell>
          <table:table-cell table:formula="of:=SUM([$ResIntermediaireProduitVoeuxAffectation.B27:$ResIntermediaireProduitVoeuxAffectation.H27])" office:value-type="float" office:value="0" calcext:value-type="float">
            <text:p>0</text:p>
          </table:table-cell>
        </table:table-row>
        <table:table-row table:style-name="ro1">
          <table:table-cell table:formula="of:=[$Voeux.A28]" office:value-type="string" office:string-value="THOMAS" calcext:value-type="string">
            <text:p>THOMAS</text:p>
          </table:table-cell>
          <table:table-cell table:formula="of:=SUM([$ResIntermediaireProduitVoeuxAffectation.B28:$ResIntermediaireProduitVoeuxAffectation.H28])" office:value-type="float" office:value="0" calcext:value-type="float">
            <text:p>0</text:p>
          </table:table-cell>
        </table:table-row>
      </table:table>
      <table:table table:name="ContrainteSommeEtudiantProjet" table:style-name="ta1">
        <table:table-column table:style-name="co2" table:number-columns-repeated="15" table:default-cell-style-name="Default"/>
        <table:table-row table:style-name="ro1">
          <table:table-cell table:formula="of:=[$Voeux.A1]" office:value-type="string" office:string-value="ENTETE" calcext:value-type="string">
            <text:p>ENTETE</text:p>
          </table:table-cell>
          <table:table-cell table:formula="of:=[$Voeux.B1]" office:value-type="string" office:string-value="Projet 1" calcext:value-type="string">
            <text:p>Projet 1</text:p>
          </table:table-cell>
          <table:table-cell table:formula="of:=[$Voeux.C1]" office:value-type="string" office:string-value="Projet 2" calcext:value-type="string">
            <text:p>Projet 2</text:p>
          </table:table-cell>
          <table:table-cell table:formula="of:=[$Voeux.D1]" office:value-type="string" office:string-value="Projet 3" calcext:value-type="string">
            <text:p>Projet 3</text:p>
          </table:table-cell>
          <table:table-cell table:formula="of:=[$Voeux.E1]" office:value-type="string" office:string-value="Projet 4" calcext:value-type="string">
            <text:p>Projet 4</text:p>
          </table:table-cell>
          <table:table-cell table:formula="of:=[$Voeux.F1]" office:value-type="string" office:string-value="Projet 5" calcext:value-type="string">
            <text:p>Projet 5</text:p>
          </table:table-cell>
          <table:table-cell table:formula="of:=[$Voeux.G1]" office:value-type="string" office:string-value="Projet 6" calcext:value-type="string">
            <text:p>Projet 6</text:p>
          </table:table-cell>
          <table:table-cell table:formula="of:=[$Voeux.H1]" office:value-type="string" office:string-value="Projet 7" calcext:value-type="string">
            <text:p>Projet 7</text:p>
          </table:table-cell>
          <table:table-cell table:formula="of:=[$Voeux.I1]" office:value-type="string" office:string-value="Projet 8" calcext:value-type="string">
            <text:p>Projet 8</text:p>
          </table:table-cell>
          <table:table-cell table:formula="of:=[$Voeux.J1]" office:value-type="string" office:string-value="Projet 9" calcext:value-type="string">
            <text:p>Projet 9</text:p>
          </table:table-cell>
          <table:table-cell table:formula="of:=[$Voeux.K1]" office:value-type="string" office:string-value="Projet 10" calcext:value-type="string">
            <text:p>Projet 10</text:p>
          </table:table-cell>
          <table:table-cell table:formula="of:=[$Voeux.L1]" office:value-type="string" office:string-value="Projet 11" calcext:value-type="string">
            <text:p>Projet 11</text:p>
          </table:table-cell>
          <table:table-cell table:formula="of:=[$Voeux.M1]" office:value-type="string" office:string-value="Projet 12" calcext:value-type="string">
            <text:p>Projet 12</text:p>
          </table:table-cell>
          <table:table-cell table:formula="of:=[$Voeux.N1]" office:value-type="string" office:string-value="Projet 13" calcext:value-type="string">
            <text:p>Projet 13</text:p>
          </table:table-cell>
          <table:table-cell table:formula="of:=[$Voeux.O1]" office:value-type="string" office:string-value="Projet 14" calcext:value-type="string">
            <text:p>Projet 14</text:p>
          </table:table-cell>
        </table:table-row>
        <table:table-row table:style-name="ro1">
          <table:table-cell/>
          <table:table-cell table:formula="of:=SUM([$Affectation.B2:$Affectation.B13])" office:value-type="float" office:value="1" calcext:value-type="float">
            <text:p>1</text:p>
          </table:table-cell>
          <table:table-cell table:formula="of:=SUM([$Affectation.C2:$Affectation.C13])" office:value-type="float" office:value="2" calcext:value-type="float">
            <text:p>2</text:p>
          </table:table-cell>
          <table:table-cell table:formula="of:=SUM([$Affectation.D2:$Affectation.D13])" office:value-type="float" office:value="1" calcext:value-type="float">
            <text:p>1</text:p>
          </table:table-cell>
          <table:table-cell table:formula="of:=SUM([$Affectation.E2:$Affectation.E13])" office:value-type="float" office:value="2" calcext:value-type="float">
            <text:p>2</text:p>
          </table:table-cell>
          <table:table-cell table:formula="of:=SUM([$Affectation.F2:$Affectation.F13])" office:value-type="float" office:value="2" calcext:value-type="float">
            <text:p>2</text:p>
          </table:table-cell>
          <table:table-cell table:formula="of:=SUM([$Affectation.G2:$Affectation.G13])" office:value-type="float" office:value="2" calcext:value-type="float">
            <text:p>2</text:p>
          </table:table-cell>
          <table:table-cell table:formula="of:=SUM([$Affectation.H2:$Affectation.H13])" office:value-type="float" office:value="2" calcext:value-type="float">
            <text:p>2</text:p>
          </table:table-cell>
          <table:table-cell table:formula="of:=SUM([$Affectation.I2:$Affectation.I13])" office:value-type="float" office:value="14" calcext:value-type="float">
            <text:p>14</text:p>
          </table:table-cell>
          <table:table-cell table:formula="of:=SUM([$Affectation.J2:$Affectation.J13])" office:value-type="float" office:value="26" calcext:value-type="float">
            <text:p>26</text:p>
          </table:table-cell>
          <table:table-cell table:formula="of:=SUM([$Affectation.K2:$Affectation.K13])" office:value-type="float" office:value="38" calcext:value-type="float">
            <text:p>38</text:p>
          </table:table-cell>
          <table:table-cell table:formula="of:=SUM([$Affectation.L2:$Affectation.L13])" office:value-type="float" office:value="50" calcext:value-type="float">
            <text:p>50</text:p>
          </table:table-cell>
          <table:table-cell table:formula="of:=SUM([$Affectation.M2:$Affectation.M13])" office:value-type="float" office:value="62" calcext:value-type="float">
            <text:p>62</text:p>
          </table:table-cell>
          <table:table-cell table:formula="of:=SUM([$Affectation.N2:$Affectation.N13])" office:value-type="float" office:value="74" calcext:value-type="float">
            <text:p>74</text:p>
          </table:table-cell>
          <table:table-cell table:formula="of:=SUM([$Affectation.O2:$Affectation.O13])" office:value-type="float" office:value="86" calcext:value-type="float">
            <text:p>86</text:p>
          </table:table-cell>
        </table:table-row>
      </table:table>
      <table:table table:name="Objectif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bjectif</text:p>
          </table:table-cell>
          <table:table-cell office:value-type="string" calcext:value-type="string">
            <text:p>Voeux minimun</text:p>
          </table:table-cell>
          <table:table-cell office:value-type="string" calcext:value-type="string">
            <text:p>Nombre d'etudiants par projets Maximal</text:p>
          </table:table-cell>
          <table:table-cell office:value-type="string" calcext:value-type="string">
            <text:p>Nombre de projets par etudiants</text:p>
          </table:table-cell>
        </table:table-row>
        <table:table-row table:style-name="ro1">
          <table:table-cell table:formula="of:=SUM([$ResIntermediaireProduitVoeuxAffectation.B2:.O2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Voeux.B2:Voeux.O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 style:data-style-name="N2" text:time-value="18:49:21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2S</meta:editing-duration>
    <meta:editing-cycles>23</meta:editing-cycles>
    <meta:generator>LibreOffice/5.4.2.2$Windows_X86_64 LibreOffice_project/22b09f6418e8c2d508a9eaf86b2399209b0990f4</meta:generator>
    <dc:date>2017-11-01T19:07:31.527000000</dc:date>
    <meta:document-statistic meta:table-count="8" meta:cell-count="1411" meta:object-count="0"/>
    <meta:user-defined meta:name="Info 1"/>
    <meta:user-defined meta:name="Info 2"/>
    <meta:user-defined meta:name="Info 3"/>
    <meta:user-defined meta:name="Info 4"/>
  </office:meta>
</office:document-meta>
</file>